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1.097cm" fo:min-width="2.643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338cm" fo:min-width="4.58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951cm" fo:min-width="3.099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703cm" fo:min-width="17.598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17.598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925cm" fo:min-width="4.58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1cm" fo:min-width="3.699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925cm" fo:min-width="8.072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338cm" fo:min-width="6.485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951cm" fo:min-width="3.699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338cm" fo:min-width="1.247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color="#000000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425cm" fo:min-width="0.175cm" fo:wrap-option="wrap" loext:decorative="false"/>
    </style:style>
    <style:style style:name="gr17" style:family="graphic" style:parent-style-name="standard">
      <style:graphic-properties svg:stroke-color="#000000" draw:opacity="0%" draw:textarea-horizontal-align="justify" draw:textarea-vertical-align="middle" draw:auto-grow-height="false" fo:min-height="0.649cm" fo:min-width="1.97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551cm" fo:min-width="2.3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2.291cm" fo:min-width="4.58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338cm" fo:min-width="1.882cm" style:writing-mode="lr-tb" loext:decorative="false"/>
      <style:paragraph-properties style:writing-mode="lr-tb"/>
    </style:style>
    <style:style style:name="gr21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424cm" fo:min-width="0.174cm" loext:decorative="false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909cm" fo:min-width="4.498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000000" draw:opacity="0%" draw:textarea-horizontal-align="justify" draw:textarea-vertical-align="middle" draw:auto-grow-height="false" fo:min-height="0.648cm" fo:min-width="1.97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7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951cm" fo:min-width="1.88cm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614cm" fo:min-width="3.099cm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614cm" fo:min-width="1.815cm" style:writing-mode="lr-tb" loext:decorative="false"/>
      <style:paragraph-properties style:writing-mode="lr-tb"/>
    </style:style>
    <style:style style:name="gr29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912cm" fo:min-width="1.053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613cm" fo:min-width="1.699cm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613cm" fo:min-width="2.299cm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613cm" fo:min-width="1.7cm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0.613cm" fo:min-width="2.498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000000" draw:opacity="0%" draw:textarea-horizontal-align="justify" draw:textarea-vertical-align="middle" draw:auto-grow-height="false" fo:min-height="0.317cm" fo:min-width="1.561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0.243cm" fo:min-width="2.3cm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912cm" fo:min-width="1.406cm" style:writing-mode="lr-tb" loext:decorative="false"/>
      <style:paragraph-properties style:writing-mode="lr-tb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0.725cm" fo:min-width="2.675cm" style:writing-mode="lr-tb" loext:decorative="false"/>
      <style:paragraph-properties style:writing-mode="lr-tb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0.912cm" fo:min-width="1.556cm" style:writing-mode="lr-tb" loext:decorative="false"/>
      <style:paragraph-properties style:writing-mode="lr-tb"/>
    </style:style>
    <style:style style:name="gr44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199cm" fo:min-width="0.175cm" loext:decorative="false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3cm" style:writing-mode="lr-tb" loext:decorative="false"/>
      <style:paragraph-properties style:writing-mode="lr-tb"/>
    </style:style>
    <style:style style:name="gr47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1.139cm" fo:min-width="2.563cm" style:writing-mode="lr-tb" loext:decorative="false"/>
      <style:paragraph-properties style:writing-mode="lr-tb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4.58cm" style:writing-mode="lr-tb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.725cm" fo:min-width="7.018cm" style:writing-mode="lr-tb" loext:decorative="false"/>
      <style:paragraph-properties style:writing-mode="lr-tb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584cm" fo:min-width="2.04cm" style:writing-mode="lr-tb" loext:decorative="false"/>
      <style:paragraph-properties style:writing-mode="lr-tb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1.052cm" fo:min-width="2.675cm" style:writing-mode="lr-tb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1.052cm" fo:min-width="6.168cm" style:writing-mode="lr-tb" loext:decorative="false"/>
      <style:paragraph-properties style:writing-mode="lr-tb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1.443cm" fo:min-width="7.755cm" style:writing-mode="lr-tb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0.271cm" fo:min-width="0.297cm" loext:decorative="false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1.39cm" fo:min-width="4.646cm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3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 style:writing-mode="lr-tb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-color="#ffffff"/>
      <style:paragraph-properties fo:text-align="center" style:writing-mode="lr-tb"/>
      <style:text-properties fo:font-size="15pt" style:font-size-asian="15pt" style:font-size-complex="1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13pt" style:font-size-asian="13pt" style:font-size-complex="13pt"/>
    </style:style>
    <style:style style:name="P11" style:family="paragraph">
      <loext:graphic-properties draw:fill-color="#ffffff"/>
      <style:paragraph-properties fo:text-align="center" style:writing-mode="lr-tb"/>
      <style:text-properties fo:font-size="13pt" style:font-size-asian="13pt" style:font-size-complex="13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opacity="0%"/>
      <style:paragraph-properties fo:text-align="center" style:writing-mode="lr-tb"/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21" style:family="paragraph">
      <style:paragraph-properties fo:text-align="center"/>
      <style:text-properties fo:font-size="11pt" style:font-size-asian="11pt" style:font-size-complex="11pt"/>
    </style:style>
    <style:style style:name="P22" style:family="paragraph">
      <loext:graphic-properties draw:fill-color="#ffffff"/>
      <style:paragraph-properties fo:text-align="center" style:writing-mode="lr-tb"/>
      <style:text-properties fo:font-size="11pt" style:font-size-asian="11pt" style:font-size-complex="11pt"/>
    </style:style>
    <style:style style:name="P23" style:family="paragraph">
      <loext:graphic-properties draw:fill="none" draw:fill-color="#ffffff"/>
      <style:text-properties fo:font-size="14pt"/>
    </style:style>
    <style:style style:name="P24" style:family="paragraph"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text-properties fo:font-size="10pt" style:font-size-asian="10pt" style:font-size-complex="10pt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/>
    </style:style>
    <style:style style:name="P28" style:family="paragraph">
      <loext:graphic-properties draw:fill="none" draw:fill-color="#ffffff"/>
      <style:text-properties fo:font-size="15pt"/>
    </style:style>
    <style:style style:name="P29" style:family="paragraph">
      <style:paragraph-properties fo:text-align="center" style:writing-mode="lr-tb"/>
      <style:text-properties fo:font-size="12pt" style:font-size-asian="12pt" style:font-size-complex="12pt"/>
    </style:style>
    <style:style style:name="P30" style:family="paragraph">
      <loext:graphic-properties draw:opacity="0%"/>
      <style:paragraph-properties fo:text-align="center" style:writing-mode="lr-tb"/>
      <style:text-properties fo:font-size="12pt" style:font-size-asian="12pt" style:font-size-complex="12pt"/>
    </style:style>
    <style:style style:name="P31" style:family="paragraph">
      <style:text-properties fo:font-size="12pt"/>
    </style:style>
    <style:style style:name="P32" style:family="paragraph">
      <loext:graphic-properties draw:fill="none" draw:fill-color="#ffffff"/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4pt"/>
    </style:style>
    <style:style style:name="T9" style:family="text">
      <style:text-properties fo:color="#c9211e" loext:opacity="100%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5cm" svg:height="1.905cm" svg:x="8.302cm" svg:y="3.222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.08cm" svg:height="1.588cm" svg:x="8.085cm" svg:y="6.397cm">
          <text:p text:style-name="P3"><text:span text:style-name="T1">Saludo = “Buenos “ + “Días”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715cm" svg:height="1.905cm" svg:x="7.35cm" svg:y="9.572cm">
          <text:p text:style-name="P5"><text:span text:style-name="T2">Escribir Saludo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10.525cm" svg:y1="5.127cm" svg:x2="10.525cm" svg:y2="6.397cm">
          <text:p/>
        </draw:line>
        <draw:line draw:style-name="gr4" draw:text-style-name="P7" draw:layer="layout" svg:x1="10.525cm" svg:y1="7.985cm" svg:x2="10.525cm" svg:y2="9.572cm">
          <text:p/>
        </draw:line>
        <draw:line draw:style-name="gr4" draw:text-style-name="P7" draw:layer="layout" svg:x1="10.525cm" svg:y1="11.477cm" svg:x2="10.525cm" svg:y2="12.747cm">
          <text:p/>
        </draw:line>
        <draw:custom-shape draw:style-name="gr1" draw:text-style-name="P2" draw:layer="layout" svg:width="4.445cm" svg:height="1.905cm" svg:x="8.302cm" svg:y="12.747cm">
          <text:p text:style-name="P1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8.098cm" svg:height="0.953cm" svg:x="1.317cm" svg:y="1.317cm">
          <text:p text:style-name="P1">1. Ordinograma per a donar bon dia en castellà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5" draw:text-style-name="P9" draw:layer="layout" svg:width="18.098cm" svg:height="0.953cm" svg:x="1.317cm" svg:y="1.317cm">
          <text:p text:style-name="P3"><text:span text:style-name="T1">2. Ordinograma per a calcular I mostrar l’àrea d’un quadrat de costat = 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905cm" svg:x="8.302cm" svg:y="3.222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.08cm" svg:height="1.588cm" svg:x="8.085cm" svg:y="6.397cm">
          <text:p text:style-name="P3"><text:span text:style-name="T1">lado = 5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0.525cm" svg:y1="5.127cm" svg:x2="10.525cm" svg:y2="6.397cm">
          <text:p/>
        </draw:line>
        <draw:line draw:style-name="gr4" draw:text-style-name="P7" draw:layer="layout" svg:x1="10.525cm" svg:y1="7.985cm" svg:x2="10.525cm" svg:y2="9.572cm">
          <text:p/>
        </draw:line>
        <draw:line draw:style-name="gr4" draw:text-style-name="P7" draw:layer="layout" svg:x1="10.525cm" svg:y1="14.652cm" svg:x2="10.525cm" svg:y2="15.922cm">
          <text:p/>
        </draw:line>
        <draw:custom-shape draw:style-name="gr1" draw:text-style-name="P2" draw:layer="layout" svg:width="4.445cm" svg:height="1.905cm" svg:x="8.302cm" svg:y="15.922cm">
          <text:p text:style-name="P1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715cm" svg:height="1.905cm" svg:x="7.667cm" svg:y="12.747cm">
          <text:p text:style-name="P5"><text:span text:style-name="T2">Escribir Are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5.08cm" svg:height="1.588cm" svg:x="7.985cm" svg:y="9.572cm">
          <text:p text:style-name="P3"><text:span text:style-name="T1">Area = lado x lado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0.525cm" svg:y1="11.16cm" svg:x2="10.525cm" svg:y2="12.747cm">
          <text:p/>
        </draw:line>
      </draw:page>
      <draw:page draw:name="page3" draw:style-name="dp1" draw:master-page-name="Default">
        <draw:custom-shape draw:style-name="gr6" draw:text-style-name="P9" draw:layer="layout" svg:width="18.098cm" svg:height="1.27cm" svg:x="1.317cm" svg:y="1.317cm">
          <text:p text:style-name="P3"><text:span text:style-name="T1">3. Ordinograma per a calcular I mostrar l’àrea d’un quadrat el costat del qual s’introdueix per teclat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905cm" svg:x="8.302cm" svg:y="3.222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0.525cm" svg:y1="5.127cm" svg:x2="10.525cm" svg:y2="6.397cm">
          <text:p/>
        </draw:line>
        <draw:line draw:style-name="gr4" draw:text-style-name="P7" draw:layer="layout" svg:x1="10.525cm" svg:y1="7.985cm" svg:x2="10.525cm" svg:y2="10.207cm">
          <text:p/>
        </draw:line>
        <draw:line draw:style-name="gr4" draw:text-style-name="P7" draw:layer="layout" svg:x1="10.525cm" svg:y1="19.415cm" svg:x2="10.525cm" svg:y2="20.685cm">
          <text:p/>
        </draw:line>
        <draw:custom-shape draw:style-name="gr1" draw:text-style-name="P2" draw:layer="layout" svg:width="4.445cm" svg:height="1.905cm" svg:x="8.302cm" svg:y="20.685cm">
          <text:p text:style-name="P1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715cm" svg:height="1.905cm" svg:x="7.667cm" svg:y="17.51cm">
          <text:p text:style-name="P5"><text:span text:style-name="T2">Escribir Are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5.08cm" svg:height="1.588cm" svg:x="7.985cm" svg:y="14.335cm">
          <text:p text:style-name="P3"><text:span text:style-name="T1">Area = lado x lado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0.525cm" svg:y1="15.923cm" svg:x2="10.525cm" svg:y2="17.51cm">
          <text:p/>
        </draw:line>
        <draw:custom-shape draw:style-name="gr3" draw:text-style-name="P6" draw:layer="layout" svg:width="5.715cm" svg:height="1.905cm" svg:x="7.667cm" svg:y="6.397cm">
          <text:p text:style-name="P5"><text:span text:style-name="T2">Escribir “Introducir el lado”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5.715cm" svg:height="1.905cm" svg:x="7.667cm" svg:y="10.207cm">
          <text:p text:style-name="P5"><text:span text:style-name="T2">Leer lado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10.525cm" svg:y1="12.113cm" svg:x2="10.525cm" svg:y2="14.335cm">
          <text:p/>
        </draw:line>
      </draw:page>
      <draw:page draw:name="page4" draw:style-name="dp1" draw:master-page-name="Default">
        <draw:custom-shape draw:style-name="gr6" draw:text-style-name="P9" draw:layer="layout" svg:width="18.098cm" svg:height="1.27cm" svg:x="1.317cm" svg:y="1.317cm">
          <text:p text:style-name="P3"><text:span text:style-name="T1">4. Ordinograma per a llegir dos números, I calcular I mostrar el valor de la seua suma, resta, divisió I product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905cm" svg:x="8.302cm" svg:y="3.222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0.525cm" svg:y1="5.127cm" svg:x2="10.525cm" svg:y2="6.397cm">
          <text:p/>
        </draw:line>
        <draw:custom-shape draw:style-name="gr3" draw:text-style-name="P6" draw:layer="layout" svg:width="5.715cm" svg:height="1.905cm" svg:x="7.667cm" svg:y="6.397cm">
          <text:p text:style-name="P5"><text:span text:style-name="T2">Leer A, B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5.08cm" svg:height="3.175cm" svg:x="7.985cm" svg:y="9.572cm">
          <text:p text:style-name="P3"><text:span text:style-name="T1">Suma = A + B</text:span></text:p>
          <text:p text:style-name="P3"><text:span text:style-name="T1">Resta = A – B</text:span></text:p>
          <text:p text:style-name="P3"><text:span text:style-name="T1">Producte = A * B</text:span></text:p>
          <text:p text:style-name="P3"><text:span text:style-name="T1">Divisio = A/B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0.525cm" svg:y1="8.302cm" svg:x2="10.525cm" svg:y2="9.572cm">
          <text:p/>
        </draw:line>
        <draw:line draw:style-name="gr4" draw:text-style-name="P7" draw:layer="layout" svg:x1="10.525cm" svg:y1="12.747cm" svg:x2="10.525cm" svg:y2="13.7cm">
          <text:p/>
        </draw:line>
        <draw:custom-shape draw:style-name="gr8" draw:text-style-name="P6" draw:layer="layout" svg:width="6.668cm" svg:height="1.524cm" svg:x="7.167cm" svg:y="13.633cm">
          <text:p text:style-name="P5"><text:span text:style-name="T2">Escribir Sum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10.507cm" svg:y1="15.122cm" svg:x2="10.525cm" svg:y2="16.022cm">
          <text:p/>
        </draw:line>
        <draw:custom-shape draw:style-name="gr8" draw:text-style-name="P6" draw:layer="layout" svg:width="6.668cm" svg:height="1.524cm" svg:x="7.149cm" svg:y="16.008cm">
          <text:p text:style-name="P5"><text:span text:style-name="T2">Escribir Rest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6.668cm" svg:height="1.524cm" svg:x="7.032cm" svg:y="18.408cm">
          <text:p text:style-name="P5"><text:span text:style-name="T2">Escribir Product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10.51cm" svg:y1="17.522cm" svg:x2="10.528cm" svg:y2="18.422cm">
          <text:p/>
        </draw:line>
        <draw:custom-shape draw:style-name="gr8" draw:text-style-name="P6" draw:layer="layout" svg:width="6.668cm" svg:height="1.524cm" svg:x="7.032cm" svg:y="20.748cm">
          <text:p text:style-name="P5"><text:span text:style-name="T2">Escribir Divisio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10.51cm" svg:y1="19.862cm" svg:x2="10.528cm" svg:y2="20.762cm">
          <text:p/>
        </draw:line>
        <draw:line draw:style-name="gr4" draw:text-style-name="P7" draw:layer="layout" svg:x1="10.525cm" svg:y1="22.272cm" svg:x2="10.525cm" svg:y2="23.542cm">
          <text:p/>
        </draw:line>
        <draw:custom-shape draw:style-name="gr1" draw:text-style-name="P2" draw:layer="layout" svg:width="4.445cm" svg:height="1.905cm" svg:x="8.302cm" svg:y="23.542cm">
          <text:p text:style-name="P1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6" draw:text-style-name="P9" draw:layer="layout" svg:width="18.098cm" svg:height="1.27cm" svg:x="1.317cm" svg:y="1.317cm">
          <text:p text:style-name="P3"><text:span text:style-name="T1">5. Ordinograma que llig el radi I dona circumferéncia, àrea cercle I volum de l’esfer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905cm" svg:x="8.302cm" svg:y="3.222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0.525cm" svg:y1="5.127cm" svg:x2="10.525cm" svg:y2="6.397cm">
          <text:p/>
        </draw:line>
        <draw:custom-shape draw:style-name="gr3" draw:text-style-name="P6" draw:layer="layout" svg:width="5.715cm" svg:height="1.905cm" svg:x="7.667cm" svg:y="6.397cm">
          <text:p text:style-name="P5"><text:span text:style-name="T2">Leer radio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8.572cm" svg:height="3.175cm" svg:x="6.18cm" svg:y="12.212cm">
          <text:p text:style-name="P3"><text:span text:style-name="T1">Circunferencia = 2 * Pi * radio</text:span></text:p>
          <text:p text:style-name="P3"><text:span text:style-name="T1">Area = Pi * radio^2</text:span></text:p>
          <text:p text:style-name="P3"><text:span text:style-name="T1">Volumen = 4/3 * Pi * radio^3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0.525cm" svg:y1="10.96cm" svg:x2="10.525cm" svg:y2="12.23cm">
          <text:p/>
        </draw:line>
        <draw:custom-shape draw:style-name="gr10" draw:text-style-name="P4" draw:layer="layout" svg:width="6.985cm" svg:height="1.588cm" svg:x="7.032cm" svg:y="9.572cm">
          <text:p text:style-name="P3"><text:span text:style-name="T1">Pi = 3.1415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0.525cm" svg:y1="8.302cm" svg:x2="10.525cm" svg:y2="9.572cm">
          <text:p/>
        </draw:line>
        <draw:line draw:style-name="gr4" draw:text-style-name="P7" draw:layer="layout" svg:x1="10.525cm" svg:y1="15.405cm" svg:x2="10.525cm" svg:y2="16.358cm">
          <text:p/>
        </draw:line>
        <draw:custom-shape draw:style-name="gr8" draw:text-style-name="P6" draw:layer="layout" svg:width="6.668cm" svg:height="1.524cm" svg:x="7.167cm" svg:y="16.291cm">
          <text:p text:style-name="P5"><text:span text:style-name="T2">Escribir Circunferenci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10.507cm" svg:y1="17.78cm" svg:x2="10.525cm" svg:y2="18.68cm">
          <text:p/>
        </draw:line>
        <draw:custom-shape draw:style-name="gr8" draw:text-style-name="P6" draw:layer="layout" svg:width="6.668cm" svg:height="1.524cm" svg:x="7.149cm" svg:y="18.666cm">
          <text:p text:style-name="P5"><text:span text:style-name="T2">Escribir Are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6.668cm" svg:height="1.524cm" svg:x="7.032cm" svg:y="21.066cm">
          <text:p text:style-name="P5"><text:span text:style-name="T2">Escribir Volume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10.51cm" svg:y1="20.18cm" svg:x2="10.528cm" svg:y2="21.08cm">
          <text:p/>
        </draw:line>
        <draw:line draw:style-name="gr4" draw:text-style-name="P7" draw:layer="layout" svg:x1="10.525cm" svg:y1="22.59cm" svg:x2="10.525cm" svg:y2="23.86cm">
          <text:p/>
        </draw:line>
        <draw:custom-shape draw:style-name="gr1" draw:text-style-name="P2" draw:layer="layout" svg:width="4.445cm" svg:height="1.905cm" svg:x="8.302cm" svg:y="23.86cm">
          <text:p text:style-name="P1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6" draw:text-style-name="P9" draw:layer="layout" svg:width="18.098cm" svg:height="1.27cm" svg:x="1.317cm" svg:y="1.317cm">
          <text:p text:style-name="P3"><text:span text:style-name="T1">6. Ordinograma mostra el descompte entre el preu de l’article I el preu de venda re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905cm" svg:x="8.302cm" svg:y="3.222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0.525cm" svg:y1="5.127cm" svg:x2="10.525cm" svg:y2="6.397cm">
          <text:p/>
        </draw:line>
        <draw:custom-shape draw:style-name="gr11" draw:text-style-name="P4" draw:layer="layout" svg:width="6.668cm" svg:height="1.905cm" svg:x="7.215cm" svg:y="6.397cm">
          <text:p text:style-name="P3"><text:span text:style-name="T1">Leer Precio_articulo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4" draw:layer="layout" svg:width="6.668cm" svg:height="1.905cm" svg:x="7.132cm" svg:y="9.59cm">
          <text:p text:style-name="P3"><text:span text:style-name="T1">Leer Precio_vent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10.525cm" svg:y1="8.302cm" svg:x2="10.525cm" svg:y2="9.572cm">
          <text:p/>
        </draw:line>
        <draw:custom-shape draw:style-name="gr10" draw:text-style-name="P4" draw:layer="layout" svg:width="6.985cm" svg:height="1.588cm" svg:x="7.032cm" svg:y="13.735cm">
          <text:p text:style-name="P3"><text:span text:style-name="T1">Descuento = Precio_venta/Precio_articulo x 100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0.525cm" svg:y1="11.513cm" svg:x2="10.525cm" svg:y2="13.735cm">
          <text:p/>
        </draw:line>
        <draw:line draw:style-name="gr4" draw:text-style-name="P7" draw:layer="layout" svg:x1="10.559cm" svg:y1="15.405cm" svg:x2="10.559cm" svg:y2="16.675cm">
          <text:p/>
        </draw:line>
        <draw:custom-shape draw:style-name="gr11" draw:text-style-name="P4" draw:layer="layout" svg:width="6.668cm" svg:height="1.905cm" svg:x="7.249cm" svg:y="16.675cm">
          <text:p text:style-name="P3"><text:span text:style-name="T1">Escribir Descuento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10.525cm" svg:y1="18.516cm" svg:x2="10.525cm" svg:y2="19.786cm">
          <text:p/>
        </draw:line>
        <draw:custom-shape draw:style-name="gr1" draw:text-style-name="P2" draw:layer="layout" svg:width="4.445cm" svg:height="1.905cm" svg:x="8.302cm" svg:y="19.786cm">
          <text:p text:style-name="P1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6" draw:text-style-name="P9" draw:layer="layout" svg:width="18.098cm" svg:height="1.27cm" svg:x="1.317cm" svg:y="1.317cm">
          <text:p text:style-name="P3"><text:span text:style-name="T1">7. Ordinograma que llig distància en milles I la mostra en metr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905cm" svg:x="8.302cm" svg:y="3.222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0.525cm" svg:y1="5.127cm" svg:x2="10.525cm" svg:y2="6.397cm">
          <text:p/>
        </draw:line>
        <draw:custom-shape draw:style-name="gr3" draw:text-style-name="P6" draw:layer="layout" svg:width="5.715cm" svg:height="1.905cm" svg:x="7.685cm" svg:y="6.397cm">
          <text:p text:style-name="P5"><text:span text:style-name="T2">Leer DistMilla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10.525cm" svg:y1="8.302cm" svg:x2="10.525cm" svg:y2="9.572cm">
          <text:p/>
        </draw:line>
        <draw:custom-shape draw:style-name="gr3" draw:text-style-name="P6" draw:layer="layout" svg:width="5.715cm" svg:height="1.905cm" svg:x="7.65cm" svg:y="12.447cm">
          <text:p text:style-name="P5"><text:span text:style-name="T2">Leer DistMetro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10.525cm" svg:y1="11.177cm" svg:x2="10.525cm" svg:y2="12.447cm">
          <text:p/>
        </draw:line>
        <draw:line draw:style-name="gr4" draw:text-style-name="P7" draw:layer="layout" svg:x1="10.508cm" svg:y1="14.372cm" svg:x2="10.508cm" svg:y2="15.642cm">
          <text:p/>
        </draw:line>
        <draw:custom-shape draw:style-name="gr1" draw:text-style-name="P2" draw:layer="layout" svg:width="4.445cm" svg:height="1.905cm" svg:x="8.285cm" svg:y="15.642cm">
          <text:p text:style-name="P1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.08cm" svg:height="1.588cm" svg:x="7.985cm" svg:y="9.572cm">
          <text:p text:style-name="P3"><text:span text:style-name="T1">DistMetros = DistMillas x 1852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6" draw:text-style-name="P9" draw:layer="layout" svg:width="18.098cm" svg:height="1.27cm" svg:x="1.317cm" svg:y="1.317cm">
          <text:p text:style-name="P3"><text:span text:style-name="T1">8. Ordinograma que demana l’edad I escriu si som majors d’eda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905cm" svg:x="8.302cm" svg:y="3.222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0.525cm" svg:y1="5.127cm" svg:x2="10.525cm" svg:y2="6.397cm">
          <text:p/>
        </draw:line>
        <draw:custom-shape draw:style-name="gr3" draw:text-style-name="P6" draw:layer="layout" svg:width="5.715cm" svg:height="1.905cm" svg:x="7.985cm" svg:y="6.397cm">
          <text:p text:style-name="P5"><text:span text:style-name="T2">Escribir “Introduce tu edad”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10.525cm" svg:y1="8.302cm" svg:x2="10.525cm" svg:y2="9.572cm">
          <text:p/>
        </draw:line>
        <draw:custom-shape draw:style-name="gr3" draw:text-style-name="P6" draw:layer="layout" svg:width="5.715cm" svg:height="1.905cm" svg:x="7.35cm" svg:y="9.572cm">
          <text:p text:style-name="P5"><text:span text:style-name="T2">Leer eda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10.525cm" svg:y1="11.477cm" svg:x2="10.525cm" svg:y2="12.747cm">
          <text:p/>
        </draw:line>
        <draw:custom-shape draw:style-name="gr12" draw:text-style-name="P11" draw:layer="layout" svg:width="3.493cm" svg:height="3.175cm" svg:x="8.72cm" svg:y="12.747cm">
          <text:p text:style-name="P10"><text:span text:style-name="T3">edad &gt;=1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7" draw:layer="layout" svg:x1="12.112cm" svg:y1="14.335cm" svg:x2="16.557cm" svg:y2="14.335cm">
          <text:p/>
        </draw:line>
        <draw:line draw:style-name="gr13" draw:text-style-name="P7" draw:layer="layout" svg:x1="16.557cm" svg:y1="14.335cm" svg:x2="16.557cm" svg:y2="22.272cm">
          <text:p/>
        </draw:line>
        <draw:line draw:style-name="gr13" draw:text-style-name="P7" draw:layer="layout" svg:x1="4.275cm" svg:y1="14.335cm" svg:x2="8.72cm" svg:y2="14.335cm">
          <text:p/>
        </draw:line>
        <draw:line draw:style-name="gr13" draw:text-style-name="P7" draw:layer="layout" svg:x1="4.275cm" svg:y1="14.335cm" svg:x2="4.275cm" svg:y2="17.827cm">
          <text:p/>
        </draw:line>
        <draw:frame draw:style-name="gr14" draw:text-style-name="P12" draw:layer="layout" svg:width="1.27cm" svg:height="1.27cm" svg:x="7.032cm" svg:y="13.065cm">
          <draw:text-box>
            <text:p>Sí</text:p>
          </draw:text-box>
        </draw:frame>
        <draw:frame draw:style-name="gr15" draw:text-style-name="P12" draw:layer="layout" svg:width="1.905cm" svg:height="1.673cm" svg:x="12.323cm" svg:y="13.065cm">
          <draw:text-box>
            <text:p>No</text:p>
          </draw:text-box>
        </draw:frame>
        <draw:custom-shape draw:style-name="gr3" draw:text-style-name="P6" draw:layer="layout" svg:width="5.715cm" svg:height="1.905cm" svg:x="1.317cm" svg:y="17.827cm">
          <text:p text:style-name="P5"><text:span text:style-name="T2">Escribir “Eres mayor de edad”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3" draw:text-style-name="P7" draw:layer="layout" svg:x1="4.275cm" svg:y1="19.732cm" svg:x2="4.175cm" svg:y2="21.955cm">
          <text:p/>
        </draw:line>
        <draw:line draw:style-name="gr4" draw:text-style-name="P7" draw:layer="layout" svg:x1="4.175cm" svg:y1="21.937cm" svg:x2="9.572cm" svg:y2="21.937cm">
          <text:p/>
        </draw:line>
        <draw:line draw:style-name="gr4" draw:text-style-name="P7" draw:layer="layout" svg:x1="16.557cm" svg:y1="22.272cm" svg:x2="10.525cm" svg:y2="21.955cm">
          <text:p/>
        </draw:line>
        <draw:custom-shape draw:style-name="gr16" draw:text-style-name="P13" draw:layer="layout" svg:width="0.953cm" svg:height="0.953cm" svg:x="9.572cm" svg:y="21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0.108cm" svg:y1="22.372cm" svg:x2="10.108cm" svg:y2="23.642cm">
          <text:p/>
        </draw:line>
        <draw:custom-shape draw:style-name="gr1" draw:text-style-name="P2" draw:layer="layout" svg:width="4.445cm" svg:height="1.905cm" svg:x="7.885cm" svg:y="23.642cm">
          <text:p text:style-name="P1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Default">
        <draw:custom-shape draw:style-name="gr6" draw:text-style-name="P9" draw:layer="layout" svg:width="18.098cm" svg:height="1.27cm" svg:x="1.317cm" svg:y="1.317cm">
          <text:p text:style-name="P3"><text:span text:style-name="T1">9. Ordinograma que demana l’edad I escriu si som majors d’edad o no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4.445cm" svg:height="1.905cm" svg:x="8.302cm" svg:y="3.222cm">
          <text:p text:style-name="P14"><text:span text:style-name="T4">Ini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0.525cm" svg:y1="5.127cm" svg:x2="10.525cm" svg:y2="6.397cm">
          <text:p/>
        </draw:line>
        <draw:custom-shape draw:style-name="gr3" draw:text-style-name="P6" draw:layer="layout" svg:width="5.715cm" svg:height="1.905cm" svg:x="7.985cm" svg:y="6.397cm">
          <text:p text:style-name="P5"><text:span text:style-name="T2">Escribir “Introduce tu edad”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10.525cm" svg:y1="8.302cm" svg:x2="10.525cm" svg:y2="9.572cm">
          <text:p/>
        </draw:line>
        <draw:custom-shape draw:style-name="gr3" draw:text-style-name="P6" draw:layer="layout" svg:width="5.715cm" svg:height="1.905cm" svg:x="7.35cm" svg:y="9.572cm">
          <text:p text:style-name="P5"><text:span text:style-name="T2">Leer eda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10.525cm" svg:y1="11.477cm" svg:x2="10.525cm" svg:y2="12.747cm">
          <text:p/>
        </draw:line>
        <draw:custom-shape draw:style-name="gr12" draw:text-style-name="P11" draw:layer="layout" svg:width="3.493cm" svg:height="3.175cm" svg:x="8.72cm" svg:y="12.747cm">
          <text:p text:style-name="P10"><text:span text:style-name="T3">edad &gt;=1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7" draw:layer="layout" svg:x1="12.112cm" svg:y1="14.335cm" svg:x2="16.557cm" svg:y2="14.335cm">
          <text:p/>
        </draw:line>
        <draw:line draw:style-name="gr13" draw:text-style-name="P7" draw:layer="layout" svg:x1="16.557cm" svg:y1="14.335cm" svg:x2="16.557cm" svg:y2="22.272cm">
          <text:p/>
        </draw:line>
        <draw:line draw:style-name="gr13" draw:text-style-name="P7" draw:layer="layout" svg:x1="4.275cm" svg:y1="14.335cm" svg:x2="8.72cm" svg:y2="14.335cm">
          <text:p/>
        </draw:line>
        <draw:line draw:style-name="gr13" draw:text-style-name="P7" draw:layer="layout" svg:x1="4.275cm" svg:y1="14.335cm" svg:x2="4.275cm" svg:y2="17.827cm">
          <text:p/>
        </draw:line>
        <draw:frame draw:style-name="gr14" draw:text-style-name="P16" draw:layer="layout" svg:width="1.27cm" svg:height="1.27cm" svg:x="7.032cm" svg:y="13.065cm">
          <draw:text-box>
            <text:p><text:span text:style-name="T4">Sí</text:span></text:p>
          </draw:text-box>
        </draw:frame>
        <draw:frame draw:style-name="gr15" draw:text-style-name="P16" draw:layer="layout" svg:width="1.905cm" svg:height="1.673cm" svg:x="12.323cm" svg:y="13.065cm">
          <draw:text-box>
            <text:p><text:span text:style-name="T4">No</text:span></text:p>
          </draw:text-box>
        </draw:frame>
        <draw:custom-shape draw:style-name="gr3" draw:text-style-name="P6" draw:layer="layout" svg:width="5.715cm" svg:height="1.905cm" svg:x="1.317cm" svg:y="17.827cm">
          <text:p text:style-name="P5"><text:span text:style-name="T2">Escribir “Eres mayor de edad”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3" draw:text-style-name="P7" draw:layer="layout" svg:x1="4.275cm" svg:y1="19.732cm" svg:x2="4.175cm" svg:y2="21.955cm">
          <text:p/>
        </draw:line>
        <draw:line draw:style-name="gr4" draw:text-style-name="P7" draw:layer="layout" svg:x1="4.175cm" svg:y1="21.937cm" svg:x2="9.572cm" svg:y2="21.937cm">
          <text:p/>
        </draw:line>
        <draw:line draw:style-name="gr4" draw:text-style-name="P7" draw:layer="layout" svg:x1="16.557cm" svg:y1="22.272cm" svg:x2="10.525cm" svg:y2="21.955cm">
          <text:p/>
        </draw:line>
        <draw:custom-shape draw:style-name="gr16" draw:text-style-name="P13" draw:layer="layout" svg:width="0.953cm" svg:height="0.953cm" svg:x="9.572cm" svg:y="21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0.108cm" svg:y1="22.372cm" svg:x2="10.108cm" svg:y2="23.642cm">
          <text:p/>
        </draw:line>
        <draw:custom-shape draw:style-name="gr1" draw:text-style-name="P15" draw:layer="layout" svg:width="4.445cm" svg:height="1.905cm" svg:x="7.885cm" svg:y="23.642cm">
          <text:p text:style-name="P14"><text:span text:style-name="T4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715cm" svg:height="1.905cm" svg:x="13.382cm" svg:y="17.827cm">
          <text:p text:style-name="P5"><text:span text:style-name="T2">Escribir “Eres menor de edad”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  <draw:page draw:name="page10" draw:style-name="dp1" draw:master-page-name="Default">
        <draw:custom-shape draw:style-name="gr6" draw:text-style-name="P9" draw:layer="layout" svg:width="18.098cm" svg:height="1.27cm" svg:x="1.317cm" svg:y="1.317cm">
          <text:p text:style-name="P3"><text:span text:style-name="T1">10. Ordinograma que llig 2 números, I calcula I escriu el valor de la suma, resta, producte I divisió (tindre en compter la divisió per 0)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492cm" svg:height="1.271cm" svg:x="8.62cm" svg:y="2.904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4.446cm" svg:height="1.271cm" svg:x="8.185cm" svg:y="5.145cm">
          <text:p text:style-name="P5"><text:span text:style-name="T2">Leer A, B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" draw:text-style-name="P4" draw:layer="layout" svg:width="5.08cm" svg:height="2.541cm" svg:x="7.885cm" svg:y="7.349cm">
          <text:p text:style-name="P3"><text:span text:style-name="T1">S = A + B</text:span></text:p>
          <text:p text:style-name="P3"><text:span text:style-name="T1">R = A – B</text:span></text:p>
          <text:p text:style-name="P3"><text:span text:style-name="T1">P = A * B</text:span></text:p>
          <text:p text:style-name="P3"><text:span text:style-name="T1">D = A/B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0.425cm" svg:y1="9.89cm" svg:x2="10.425cm" svg:y2="10.843cm">
          <text:p/>
        </draw:line>
        <draw:line draw:style-name="gr4" draw:text-style-name="P7" draw:layer="layout" svg:x1="10.407cm" svg:y1="4.175cm" svg:x2="10.407cm" svg:y2="5.128cm">
          <text:p/>
        </draw:line>
        <draw:line draw:style-name="gr4" draw:text-style-name="P7" draw:layer="layout" svg:x1="10.425cm" svg:y1="6.38cm" svg:x2="10.425cm" svg:y2="7.333cm">
          <text:p/>
        </draw:line>
        <draw:custom-shape draw:style-name="gr20" draw:text-style-name="P18" draw:layer="layout" svg:width="4.762cm" svg:height="3.175cm" svg:x="8.085cm" svg:y="10.842cm">
          <text:p text:style-name="P17"><text:span text:style-name="T5">A = 0 </text:span></text:p>
          <text:p text:style-name="P17"><text:span text:style-name="T5">OR </text:span></text:p>
          <text:p text:style-name="P17"><text:span text:style-name="T5">B 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7" draw:layer="layout" svg:x1="12.847cm" svg:y1="12.43cm" svg:x2="16.657cm" svg:y2="12.43cm">
          <text:p/>
        </draw:line>
        <draw:line draw:style-name="gr13" draw:text-style-name="P7" draw:layer="layout" svg:x1="4.375cm" svg:y1="12.43cm" svg:x2="8.085cm" svg:y2="12.43cm">
          <text:p/>
        </draw:line>
        <draw:frame draw:style-name="gr14" draw:text-style-name="P16" draw:layer="layout" svg:width="1.27cm" svg:height="1.27cm" svg:x="7.132cm" svg:y="11.16cm">
          <draw:text-box>
            <text:p><text:span text:style-name="T4">Sí</text:span></text:p>
          </draw:text-box>
        </draw:frame>
        <draw:frame draw:style-name="gr15" draw:text-style-name="P16" draw:layer="layout" svg:width="1.905cm" svg:height="1.673cm" svg:x="12.423cm" svg:y="11.16cm">
          <draw:text-box>
            <text:p><text:span text:style-name="T4">No</text:span></text:p>
          </draw:text-box>
        </draw:frame>
        <draw:line draw:style-name="gr13" draw:text-style-name="P7" draw:layer="layout" svg:x1="4.392cm" svg:y1="12.447cm" svg:x2="4.392cm" svg:y2="14.669cm">
          <text:p/>
        </draw:line>
        <draw:line draw:style-name="gr13" draw:text-style-name="P7" draw:layer="layout" svg:x1="16.557cm" svg:y1="12.43cm" svg:x2="16.557cm" svg:y2="18.145cm">
          <text:p/>
        </draw:line>
        <draw:custom-shape draw:style-name="gr3" draw:text-style-name="P20" draw:layer="layout" svg:width="5.715cm" svg:height="1.905cm" svg:x="1.517cm" svg:y="14.652cm">
          <text:p text:style-name="P19"><text:span text:style-name="T6">Escribir “Resultado indeterminado”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3" draw:text-style-name="P7" draw:layer="layout" svg:x1="4.492cm" svg:y1="16.557cm" svg:x2="4.492cm" svg:y2="18.145cm">
          <text:p/>
        </draw:line>
        <draw:line draw:style-name="gr21" draw:text-style-name="P7" draw:layer="layout" svg:x1="4.492cm" svg:y1="18.145cm" svg:x2="9.89cm" svg:y2="18.145cm">
          <text:p/>
        </draw:line>
        <draw:line draw:style-name="gr21" draw:text-style-name="P7" draw:layer="layout" svg:x1="16.557cm" svg:y1="18.145cm" svg:x2="10.842cm" svg:y2="18.145cm">
          <text:p/>
        </draw:line>
        <draw:custom-shape draw:style-name="gr22" draw:text-style-name="P13" draw:layer="layout" svg:width="0.952cm" svg:height="0.952cm" svg:x="9.89cm" svg:y="17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0.39cm" svg:y1="18.592cm" svg:x2="10.39cm" svg:y2="19.545cm">
          <text:p/>
        </draw:line>
        <draw:custom-shape draw:style-name="gr23" draw:text-style-name="P6" draw:layer="layout" svg:width="7.938cm" svg:height="3.429cm" svg:x="6.397cm" svg:y="19.478cm">
          <text:p text:style-name="P5"><text:span text:style-name="T2">Escribir</text:span></text:p>
          <text:p text:style-name="P5"><text:span text:style-name="T2">“</text:span><text:span text:style-name="T2">Suma: ” + S,</text:span></text:p>
          <text:p text:style-name="P5"><text:span text:style-name="T2">“</text:span><text:span text:style-name="T2">Resta: “ + R,</text:span></text:p>
          <text:p text:style-name="P5"><text:span text:style-name="T2">“</text:span><text:span text:style-name="T2">Producto: “ + P,</text:span></text:p>
          <text:p text:style-name="P5"><text:span text:style-name="T2">“</text:span><text:span text:style-name="T2">Division: “ + 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10.308cm" svg:y1="22.907cm" svg:x2="10.308cm" svg:y2="24.177cm">
          <text:p/>
        </draw:line>
        <draw:custom-shape draw:style-name="gr24" draw:text-style-name="P2" draw:layer="layout" svg:width="3.492cm" svg:height="1.27cm" svg:x="8.52cm" svg:y="24.177cm">
          <text:p text:style-name="P1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custom-shape draw:style-name="gr6" draw:text-style-name="P9" draw:layer="layout" svg:width="18.098cm" svg:height="1.27cm" svg:x="1.317cm" svg:y="1.317cm">
          <text:p text:style-name="P3"><text:span text:style-name="T1">11. Ordinograma que llig 2 números I mostra el major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4.445cm" svg:height="1.905cm" svg:x="8.302cm" svg:y="3.222cm">
          <text:p text:style-name="P14"><text:span text:style-name="T4">Ini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5.08cm" svg:height="1.27cm" svg:x="7.985cm" svg:y="5.997cm">
          <text:p text:style-name="P5"><text:span text:style-name="T2">Leer A, B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1" draw:layer="layout" svg:width="3.493cm" svg:height="3.175cm" svg:x="8.82cm" svg:y="8.202cm">
          <text:p text:style-name="P10"><text:span text:style-name="T3">A &gt; 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7" draw:layer="layout" svg:x1="12.212cm" svg:y1="9.79cm" svg:x2="16.657cm" svg:y2="9.79cm">
          <text:p/>
        </draw:line>
        <draw:line draw:style-name="gr13" draw:text-style-name="P7" draw:layer="layout" svg:x1="16.657cm" svg:y1="9.79cm" svg:x2="16.657cm" svg:y2="17.727cm">
          <text:p/>
        </draw:line>
        <draw:line draw:style-name="gr13" draw:text-style-name="P7" draw:layer="layout" svg:x1="4.375cm" svg:y1="9.79cm" svg:x2="8.82cm" svg:y2="9.79cm">
          <text:p/>
        </draw:line>
        <draw:line draw:style-name="gr13" draw:text-style-name="P7" draw:layer="layout" svg:x1="4.375cm" svg:y1="9.79cm" svg:x2="4.375cm" svg:y2="13.282cm">
          <text:p/>
        </draw:line>
        <draw:frame draw:style-name="gr14" draw:text-style-name="P16" draw:layer="layout" svg:width="1.27cm" svg:height="1.27cm" svg:x="7.132cm" svg:y="8.52cm">
          <draw:text-box>
            <text:p><text:span text:style-name="T4">Sí</text:span></text:p>
          </draw:text-box>
        </draw:frame>
        <draw:frame draw:style-name="gr15" draw:text-style-name="P16" draw:layer="layout" svg:width="1.905cm" svg:height="1.673cm" svg:x="12.423cm" svg:y="8.52cm">
          <draw:text-box>
            <text:p><text:span text:style-name="T4">No</text:span></text:p>
          </draw:text-box>
        </draw:frame>
        <draw:custom-shape draw:style-name="gr3" draw:text-style-name="P6" draw:layer="layout" svg:width="5.715cm" svg:height="1.905cm" svg:x="1.417cm" svg:y="13.282cm">
          <text:p text:style-name="P5"><text:span text:style-name="T2">Escribir “Es mayor: “ + 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3" draw:text-style-name="P7" draw:layer="layout" svg:x1="4.375cm" svg:y1="15.187cm" svg:x2="4.275cm" svg:y2="17.41cm">
          <text:p/>
        </draw:line>
        <draw:line draw:style-name="gr4" draw:text-style-name="P7" draw:layer="layout" svg:x1="4.275cm" svg:y1="17.392cm" svg:x2="9.672cm" svg:y2="17.392cm">
          <text:p/>
        </draw:line>
        <draw:line draw:style-name="gr4" draw:text-style-name="P7" draw:layer="layout" svg:x1="16.657cm" svg:y1="17.727cm" svg:x2="10.625cm" svg:y2="17.41cm">
          <text:p/>
        </draw:line>
        <draw:custom-shape draw:style-name="gr16" draw:text-style-name="P13" draw:layer="layout" svg:width="0.953cm" svg:height="0.953cm" svg:x="9.672cm" svg:y="16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0.208cm" svg:y1="17.827cm" svg:x2="10.208cm" svg:y2="19.097cm">
          <text:p/>
        </draw:line>
        <draw:custom-shape draw:style-name="gr1" draw:text-style-name="P15" draw:layer="layout" svg:width="4.445cm" svg:height="1.905cm" svg:x="7.985cm" svg:y="19.097cm">
          <text:p text:style-name="P14"><text:span text:style-name="T4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715cm" svg:height="1.905cm" svg:x="13.482cm" svg:y="13.282cm">
          <text:p text:style-name="P5"><text:span text:style-name="T2">Escribir “Es mayor: “ + B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10.525cm" svg:y1="7.267cm" svg:x2="10.525cm" svg:y2="8.22cm">
          <text:p/>
        </draw:line>
        <draw:line draw:style-name="gr4" draw:text-style-name="P7" draw:layer="layout" svg:x1="10.525cm" svg:y1="5.127cm" svg:x2="10.525cm" svg:y2="6.08cm">
          <text:p/>
        </draw:line>
      </draw:page>
      <draw:page draw:name="page12" draw:style-name="dp1" draw:master-page-name="Default">
        <draw:custom-shape draw:style-name="gr6" draw:text-style-name="P9" draw:layer="layout" svg:width="18.098cm" svg:height="1.27cm" svg:x="1.317cm" svg:y="1.317cm">
          <text:p text:style-name="P3"><text:span text:style-name="T1">12. Ordinograma que llig un número I mostra si es positiu o negatiu (0 es positiu)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4.445cm" svg:height="1.905cm" svg:x="8.302cm" svg:y="3.222cm">
          <text:p text:style-name="P14"><text:span text:style-name="T4">Ini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5.08cm" svg:height="1.27cm" svg:x="7.985cm" svg:y="5.997cm">
          <text:p text:style-name="P5"><text:span text:style-name="T2">Leer 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8" draw:layer="layout" svg:width="3.493cm" svg:height="3.175cm" svg:x="8.82cm" svg:y="8.202cm">
          <text:p text:style-name="P17"><text:span text:style-name="T5">A &gt; = 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7" draw:layer="layout" svg:x1="12.212cm" svg:y1="9.79cm" svg:x2="16.657cm" svg:y2="9.79cm">
          <text:p/>
        </draw:line>
        <draw:line draw:style-name="gr13" draw:text-style-name="P7" draw:layer="layout" svg:x1="16.657cm" svg:y1="9.79cm" svg:x2="16.657cm" svg:y2="17.727cm">
          <text:p/>
        </draw:line>
        <draw:line draw:style-name="gr13" draw:text-style-name="P7" draw:layer="layout" svg:x1="4.375cm" svg:y1="9.79cm" svg:x2="8.82cm" svg:y2="9.79cm">
          <text:p/>
        </draw:line>
        <draw:line draw:style-name="gr13" draw:text-style-name="P7" draw:layer="layout" svg:x1="4.375cm" svg:y1="9.79cm" svg:x2="4.375cm" svg:y2="13.282cm">
          <text:p/>
        </draw:line>
        <draw:frame draw:style-name="gr14" draw:text-style-name="P16" draw:layer="layout" svg:width="1.27cm" svg:height="1.27cm" svg:x="7.132cm" svg:y="8.52cm">
          <draw:text-box>
            <text:p><text:span text:style-name="T4">Sí</text:span></text:p>
          </draw:text-box>
        </draw:frame>
        <draw:frame draw:style-name="gr15" draw:text-style-name="P16" draw:layer="layout" svg:width="1.905cm" svg:height="1.673cm" svg:x="12.423cm" svg:y="8.52cm">
          <draw:text-box>
            <text:p><text:span text:style-name="T4">No</text:span></text:p>
          </draw:text-box>
        </draw:frame>
        <draw:custom-shape draw:style-name="gr3" draw:text-style-name="P6" draw:layer="layout" svg:width="5.715cm" svg:height="1.905cm" svg:x="1.417cm" svg:y="13.282cm">
          <text:p text:style-name="P5"><text:span text:style-name="T2">Escribir “Positivo”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3" draw:text-style-name="P7" draw:layer="layout" svg:x1="4.375cm" svg:y1="15.187cm" svg:x2="4.275cm" svg:y2="17.41cm">
          <text:p/>
        </draw:line>
        <draw:line draw:style-name="gr4" draw:text-style-name="P7" draw:layer="layout" svg:x1="4.275cm" svg:y1="17.392cm" svg:x2="9.672cm" svg:y2="17.392cm">
          <text:p/>
        </draw:line>
        <draw:line draw:style-name="gr4" draw:text-style-name="P7" draw:layer="layout" svg:x1="16.657cm" svg:y1="17.727cm" svg:x2="10.625cm" svg:y2="17.41cm">
          <text:p/>
        </draw:line>
        <draw:custom-shape draw:style-name="gr16" draw:text-style-name="P13" draw:layer="layout" svg:width="0.953cm" svg:height="0.953cm" svg:x="9.672cm" svg:y="16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0.208cm" svg:y1="17.827cm" svg:x2="10.208cm" svg:y2="19.097cm">
          <text:p/>
        </draw:line>
        <draw:custom-shape draw:style-name="gr1" draw:text-style-name="P15" draw:layer="layout" svg:width="4.445cm" svg:height="1.905cm" svg:x="7.985cm" svg:y="19.097cm">
          <text:p text:style-name="P14"><text:span text:style-name="T4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715cm" svg:height="1.905cm" svg:x="13.482cm" svg:y="13.282cm">
          <text:p text:style-name="P5"><text:span text:style-name="T2">Escribir “Negativo“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10.525cm" svg:y1="7.267cm" svg:x2="10.525cm" svg:y2="8.22cm">
          <text:p/>
        </draw:line>
        <draw:line draw:style-name="gr4" draw:text-style-name="P7" draw:layer="layout" svg:x1="10.525cm" svg:y1="5.127cm" svg:x2="10.525cm" svg:y2="6.08cm">
          <text:p/>
        </draw:line>
      </draw:page>
      <draw:page draw:name="page13" draw:style-name="dp1" draw:master-page-name="Default">
        <draw:custom-shape draw:style-name="gr6" draw:text-style-name="P9" draw:layer="layout" svg:width="18.098cm" svg:height="1.27cm" svg:x="1.317cm" svg:y="1.317cm">
          <text:p text:style-name="P3"><text:span text:style-name="T1">13. Ordinograma que llig 2 números I els visualitza en ordre ascend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4.445cm" svg:height="1.905cm" svg:x="8.302cm" svg:y="3.222cm">
          <text:p text:style-name="P14"><text:span text:style-name="T4">Ini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5.08cm" svg:height="1.27cm" svg:x="7.985cm" svg:y="5.997cm">
          <text:p text:style-name="P5"><text:span text:style-name="T2">Leer A, B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1" draw:layer="layout" svg:width="3.493cm" svg:height="3.175cm" svg:x="8.82cm" svg:y="8.202cm">
          <text:p text:style-name="P10"><text:span text:style-name="T3">A &lt; 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7" draw:layer="layout" svg:x1="12.212cm" svg:y1="9.79cm" svg:x2="16.657cm" svg:y2="9.79cm">
          <text:p/>
        </draw:line>
        <draw:line draw:style-name="gr13" draw:text-style-name="P7" draw:layer="layout" svg:x1="16.657cm" svg:y1="9.79cm" svg:x2="16.657cm" svg:y2="17.727cm">
          <text:p/>
        </draw:line>
        <draw:line draw:style-name="gr13" draw:text-style-name="P7" draw:layer="layout" svg:x1="4.375cm" svg:y1="9.79cm" svg:x2="8.82cm" svg:y2="9.79cm">
          <text:p/>
        </draw:line>
        <draw:line draw:style-name="gr13" draw:text-style-name="P7" draw:layer="layout" svg:x1="4.375cm" svg:y1="9.79cm" svg:x2="4.375cm" svg:y2="13.282cm">
          <text:p/>
        </draw:line>
        <draw:frame draw:style-name="gr14" draw:text-style-name="P16" draw:layer="layout" svg:width="1.27cm" svg:height="1.27cm" svg:x="7.132cm" svg:y="8.52cm">
          <draw:text-box>
            <text:p><text:span text:style-name="T4">Sí</text:span></text:p>
          </draw:text-box>
        </draw:frame>
        <draw:frame draw:style-name="gr15" draw:text-style-name="P16" draw:layer="layout" svg:width="1.905cm" svg:height="1.673cm" svg:x="12.423cm" svg:y="8.52cm">
          <draw:text-box>
            <text:p><text:span text:style-name="T4">No</text:span></text:p>
          </draw:text-box>
        </draw:frame>
        <draw:custom-shape draw:style-name="gr3" draw:text-style-name="P6" draw:layer="layout" svg:width="5.715cm" svg:height="1.905cm" svg:x="1.417cm" svg:y="13.282cm">
          <text:p text:style-name="P5"><text:span text:style-name="T2">Escribir </text:span></text:p>
          <text:p text:style-name="P5"><text:span text:style-name="T2">A,</text:span></text:p>
          <text:p text:style-name="P5"><text:span text:style-name="T2">B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3" draw:text-style-name="P7" draw:layer="layout" svg:x1="4.375cm" svg:y1="15.187cm" svg:x2="4.275cm" svg:y2="17.41cm">
          <text:p/>
        </draw:line>
        <draw:line draw:style-name="gr4" draw:text-style-name="P7" draw:layer="layout" svg:x1="4.275cm" svg:y1="17.392cm" svg:x2="9.672cm" svg:y2="17.392cm">
          <text:p/>
        </draw:line>
        <draw:line draw:style-name="gr4" draw:text-style-name="P7" draw:layer="layout" svg:x1="16.657cm" svg:y1="17.727cm" svg:x2="10.625cm" svg:y2="17.41cm">
          <text:p/>
        </draw:line>
        <draw:custom-shape draw:style-name="gr16" draw:text-style-name="P13" draw:layer="layout" svg:width="0.953cm" svg:height="0.953cm" svg:x="9.672cm" svg:y="16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0.208cm" svg:y1="17.827cm" svg:x2="10.208cm" svg:y2="19.097cm">
          <text:p/>
        </draw:line>
        <draw:custom-shape draw:style-name="gr1" draw:text-style-name="P15" draw:layer="layout" svg:width="4.445cm" svg:height="1.905cm" svg:x="7.985cm" svg:y="19.097cm">
          <text:p text:style-name="P14"><text:span text:style-name="T4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715cm" svg:height="1.905cm" svg:x="13.482cm" svg:y="13.282cm">
          <text:p text:style-name="P5"><text:span text:style-name="T2">Escribir</text:span></text:p>
          <text:p text:style-name="P5"><text:span text:style-name="T2">B,</text:span></text:p>
          <text:p text:style-name="P5"><text:span text:style-name="T2">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10.525cm" svg:y1="7.267cm" svg:x2="10.525cm" svg:y2="8.22cm">
          <text:p/>
        </draw:line>
        <draw:line draw:style-name="gr4" draw:text-style-name="P7" draw:layer="layout" svg:x1="10.525cm" svg:y1="5.127cm" svg:x2="10.525cm" svg:y2="6.08cm">
          <text:p/>
        </draw:line>
      </draw:page>
      <draw:page draw:name="page14" draw:style-name="dp1" draw:master-page-name="Default">
        <draw:custom-shape draw:style-name="gr6" draw:text-style-name="P9" draw:layer="layout" svg:width="18.098cm" svg:height="1.27cm" svg:x="1.317cm" svg:y="1.317cm">
          <text:p text:style-name="P3"><text:span text:style-name="T1">14. Ordinograma que llig 2 números I mostra el major o si son iguals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4.445cm" svg:height="1.905cm" svg:x="6.902cm" svg:y="3.222cm">
          <text:p text:style-name="P14"><text:span text:style-name="T4">Ini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5.08cm" svg:height="1.27cm" svg:x="6.585cm" svg:y="5.997cm">
          <text:p text:style-name="P5"><text:span text:style-name="T2">Leer A, B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1" draw:layer="layout" svg:width="3.493cm" svg:height="3.175cm" svg:x="7.42cm" svg:y="8.202cm">
          <text:p text:style-name="P10"><text:span text:style-name="T3">A &gt; 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7" draw:layer="layout" svg:x1="10.812cm" svg:y1="9.79cm" svg:x2="15.257cm" svg:y2="9.79cm">
          <text:p/>
        </draw:line>
        <draw:line draw:style-name="gr13" draw:text-style-name="P7" draw:layer="layout" svg:x1="2.975cm" svg:y1="9.79cm" svg:x2="7.42cm" svg:y2="9.79cm">
          <text:p/>
        </draw:line>
        <draw:line draw:style-name="gr13" draw:text-style-name="P7" draw:layer="layout" svg:x1="2.975cm" svg:y1="9.79cm" svg:x2="2.975cm" svg:y2="13.282cm">
          <text:p/>
        </draw:line>
        <draw:frame draw:style-name="gr14" draw:text-style-name="P16" draw:layer="layout" svg:width="1.27cm" svg:height="1.27cm" svg:x="5.732cm" svg:y="8.52cm">
          <draw:text-box>
            <text:p><text:span text:style-name="T4">Sí</text:span></text:p>
          </draw:text-box>
        </draw:frame>
        <draw:frame draw:style-name="gr15" draw:text-style-name="P16" draw:layer="layout" svg:width="1.905cm" svg:height="1.673cm" svg:x="11.023cm" svg:y="8.52cm">
          <draw:text-box>
            <text:p><text:span text:style-name="T4">No</text:span></text:p>
          </draw:text-box>
        </draw:frame>
        <draw:custom-shape draw:style-name="gr26" draw:text-style-name="P6" draw:layer="layout" svg:width="3.78cm" svg:height="1.905cm" svg:x="1.152cm" svg:y="13.282cm">
          <text:p text:style-name="P5"><text:span text:style-name="T2">Escribir 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2.905cm" svg:y1="19.732cm" svg:x2="9.254cm" svg:y2="19.732cm">
          <text:p/>
        </draw:line>
        <draw:custom-shape draw:style-name="gr16" draw:text-style-name="P13" draw:layer="layout" svg:width="0.953cm" svg:height="0.953cm" svg:x="9.272cm" svg:y="19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9.808cm" svg:y1="20.227cm" svg:x2="9.808cm" svg:y2="21.497cm">
          <text:p/>
        </draw:line>
        <draw:custom-shape draw:style-name="gr1" draw:text-style-name="P15" draw:layer="layout" svg:width="4.445cm" svg:height="1.905cm" svg:x="7.585cm" svg:y="21.497cm">
          <text:p text:style-name="P14"><text:span text:style-name="T4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9.125cm" svg:y1="7.267cm" svg:x2="9.125cm" svg:y2="8.22cm">
          <text:p/>
        </draw:line>
        <draw:line draw:style-name="gr4" draw:text-style-name="P7" draw:layer="layout" svg:x1="9.125cm" svg:y1="5.127cm" svg:x2="9.125cm" svg:y2="6.08cm">
          <text:p/>
        </draw:line>
        <draw:custom-shape draw:style-name="gr12" draw:text-style-name="P22" draw:layer="layout" svg:width="3.493cm" svg:height="3.175cm" svg:x="13.469cm" svg:y="10.742cm">
          <text:p text:style-name="P21"><text:span text:style-name="T7">A = 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7" draw:layer="layout" svg:x1="15.275cm" svg:y1="9.79cm" svg:x2="15.275cm" svg:y2="10.742cm">
          <text:p/>
        </draw:line>
        <draw:line draw:style-name="gr13" draw:text-style-name="P7" draw:layer="layout" svg:x1="13.47cm" svg:y1="12.33cm" svg:x2="11.565cm" svg:y2="12.33cm">
          <text:p/>
        </draw:line>
        <draw:frame draw:style-name="gr14" draw:text-style-name="P23" draw:layer="layout" svg:width="1.27cm" svg:height="1.27cm" svg:x="12.4cm" svg:y="11.46cm">
          <draw:text-box>
            <text:p><text:span text:style-name="T8">Sí</text:span></text:p>
          </draw:text-box>
        </draw:frame>
        <draw:line draw:style-name="gr13" draw:text-style-name="P7" draw:layer="layout" svg:x1="11.665cm" svg:y1="12.33cm" svg:x2="11.665cm" svg:y2="14.235cm">
          <text:p/>
        </draw:line>
        <draw:custom-shape draw:style-name="gr27" draw:text-style-name="P6" draw:layer="layout" svg:width="5.715cm" svg:height="1.37cm" svg:x="8.807cm" svg:y="14.235cm">
          <text:p text:style-name="P5"><text:span text:style-name="T2">Escribir “Son iguales”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3" draw:text-style-name="P7" draw:layer="layout" svg:x1="18.867cm" svg:y1="12.33cm" svg:x2="16.962cm" svg:y2="12.33cm">
          <text:p/>
        </draw:line>
        <draw:line draw:style-name="gr13" draw:text-style-name="P7" draw:layer="layout" svg:x1="18.865cm" svg:y1="12.331cm" svg:x2="18.865cm" svg:y2="14.236cm">
          <text:p/>
        </draw:line>
        <draw:custom-shape draw:style-name="gr28" draw:text-style-name="P6" draw:layer="layout" svg:width="3.675cm" svg:height="1.37cm" svg:x="16.692cm" svg:y="14.235cm">
          <text:p text:style-name="P5"><text:span text:style-name="T2">Escribir B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3" draw:text-style-name="P7" draw:layer="layout" svg:x1="11.677cm" svg:y1="15.605cm" svg:x2="11.677cm" svg:y2="17.51cm">
          <text:p/>
        </draw:line>
        <draw:line draw:style-name="gr13" draw:text-style-name="P7" draw:layer="layout" svg:x1="18.777cm" svg:y1="15.606cm" svg:x2="18.777cm" svg:y2="17.511cm">
          <text:p/>
        </draw:line>
        <draw:line draw:style-name="gr4" draw:text-style-name="P7" draw:layer="layout" svg:x1="11.695cm" svg:y1="17.51cm" svg:x2="14.652cm" svg:y2="17.51cm">
          <text:p/>
        </draw:line>
        <draw:line draw:style-name="gr4" draw:text-style-name="P7" draw:layer="layout" svg:x1="18.733cm" svg:y1="17.51cm" svg:x2="15.605cm" svg:y2="17.51cm">
          <text:p/>
        </draw:line>
        <draw:custom-shape draw:style-name="gr16" draw:text-style-name="P13" draw:layer="layout" svg:width="0.953cm" svg:height="0.953cm" svg:x="14.672cm" svg:y="16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15.187cm" svg:y1="17.927cm" svg:x2="15.187cm" svg:y2="19.832cm">
          <text:p/>
        </draw:line>
        <draw:line draw:style-name="gr29" draw:text-style-name="P7" draw:layer="layout" svg:x1="15.287cm" svg:y1="19.732cm" svg:x2="10.207cm" svg:y2="19.732cm">
          <text:p/>
        </draw:line>
        <draw:line draw:style-name="gr13" draw:text-style-name="P7" draw:layer="layout" svg:x1="3.005cm" svg:y1="15.187cm" svg:x2="2.905cm" svg:y2="19.732cm">
          <text:p/>
        </draw:line>
        <draw:frame draw:style-name="gr15" draw:text-style-name="P23" draw:layer="layout" svg:width="1.905cm" svg:height="1.673cm" svg:x="16.875cm" svg:y="11.492cm">
          <draw:text-box>
            <text:p><text:span text:style-name="T8">No</text:span></text:p>
          </draw:text-box>
        </draw:frame>
      </draw:page>
      <draw:page draw:name="page15" draw:style-name="dp1" draw:master-page-name="Default">
        <draw:custom-shape draw:style-name="gr6" draw:text-style-name="P9" draw:layer="layout" svg:width="18.098cm" svg:height="1.27cm" svg:x="1.317cm" svg:y="1.317cm">
          <text:p text:style-name="P3"><text:span text:style-name="T1">15. Ordinograma que llig 3 números I mostra quin es el major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4.445cm" svg:height="1.905cm" svg:x="6.902cm" svg:y="3.222cm">
          <text:p text:style-name="P14"><text:span text:style-name="T4">Ini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5.08cm" svg:height="1.27cm" svg:x="6.585cm" svg:y="5.997cm">
          <text:p text:style-name="P3"><text:span text:style-name="T1">Leer A, B, 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1" draw:layer="layout" svg:width="3.493cm" svg:height="3.175cm" svg:x="7.42cm" svg:y="8.202cm">
          <text:p text:style-name="P10"><text:span text:style-name="T3">A &gt; B AND A &gt; 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7" draw:layer="layout" svg:x1="10.812cm" svg:y1="9.79cm" svg:x2="15.257cm" svg:y2="9.79cm">
          <text:p/>
        </draw:line>
        <draw:line draw:style-name="gr13" draw:text-style-name="P7" draw:layer="layout" svg:x1="2.975cm" svg:y1="9.79cm" svg:x2="7.42cm" svg:y2="9.79cm">
          <text:p/>
        </draw:line>
        <draw:line draw:style-name="gr13" draw:text-style-name="P7" draw:layer="layout" svg:x1="2.975cm" svg:y1="9.79cm" svg:x2="2.975cm" svg:y2="13.282cm">
          <text:p/>
        </draw:line>
        <draw:frame draw:style-name="gr14" draw:text-style-name="P16" draw:layer="layout" svg:width="1.27cm" svg:height="1.27cm" svg:x="5.732cm" svg:y="8.52cm">
          <draw:text-box>
            <text:p><text:span text:style-name="T4">Sí</text:span></text:p>
          </draw:text-box>
        </draw:frame>
        <draw:frame draw:style-name="gr15" draw:text-style-name="P16" draw:layer="layout" svg:width="1.905cm" svg:height="1.673cm" svg:x="11.023cm" svg:y="8.52cm">
          <draw:text-box>
            <text:p><text:span text:style-name="T4">No</text:span></text:p>
          </draw:text-box>
        </draw:frame>
        <draw:custom-shape draw:style-name="gr26" draw:text-style-name="P6" draw:layer="layout" svg:width="3.78cm" svg:height="1.905cm" svg:x="1.152cm" svg:y="13.282cm">
          <text:p text:style-name="P5"><text:span text:style-name="T2">Escribir 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2.905cm" svg:y1="19.732cm" svg:x2="9.254cm" svg:y2="19.732cm">
          <text:p/>
        </draw:line>
        <draw:custom-shape draw:style-name="gr16" draw:text-style-name="P13" draw:layer="layout" svg:width="0.953cm" svg:height="0.953cm" svg:x="9.272cm" svg:y="19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9.808cm" svg:y1="20.227cm" svg:x2="9.808cm" svg:y2="21.497cm">
          <text:p/>
        </draw:line>
        <draw:custom-shape draw:style-name="gr1" draw:text-style-name="P15" draw:layer="layout" svg:width="4.445cm" svg:height="1.905cm" svg:x="7.585cm" svg:y="21.497cm">
          <text:p text:style-name="P14"><text:span text:style-name="T4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9.125cm" svg:y1="7.267cm" svg:x2="9.125cm" svg:y2="8.22cm">
          <text:p/>
        </draw:line>
        <draw:line draw:style-name="gr4" draw:text-style-name="P7" draw:layer="layout" svg:x1="9.125cm" svg:y1="5.127cm" svg:x2="9.125cm" svg:y2="6.08cm">
          <text:p/>
        </draw:line>
        <draw:custom-shape draw:style-name="gr12" draw:text-style-name="P22" draw:layer="layout" svg:width="3.493cm" svg:height="3.175cm" svg:x="13.469cm" svg:y="10.742cm">
          <text:p text:style-name="P21"><text:span text:style-name="T7">B &gt; A AND </text:span></text:p>
          <text:p text:style-name="P21"><text:span text:style-name="T7">B &gt; 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7" draw:layer="layout" svg:x1="15.275cm" svg:y1="9.79cm" svg:x2="15.275cm" svg:y2="10.742cm">
          <text:p/>
        </draw:line>
        <draw:line draw:style-name="gr13" draw:text-style-name="P7" draw:layer="layout" svg:x1="13.47cm" svg:y1="12.33cm" svg:x2="11.565cm" svg:y2="12.33cm">
          <text:p/>
        </draw:line>
        <draw:frame draw:style-name="gr14" draw:text-style-name="P23" draw:layer="layout" svg:width="1.27cm" svg:height="1.27cm" svg:x="12.4cm" svg:y="11.46cm">
          <draw:text-box>
            <text:p><text:span text:style-name="T8">Sí</text:span></text:p>
          </draw:text-box>
        </draw:frame>
        <draw:line draw:style-name="gr13" draw:text-style-name="P7" draw:layer="layout" svg:x1="11.665cm" svg:y1="12.33cm" svg:x2="11.665cm" svg:y2="14.235cm">
          <text:p/>
        </draw:line>
        <draw:custom-shape draw:style-name="gr27" draw:text-style-name="P6" draw:layer="layout" svg:width="5.715cm" svg:height="1.37cm" svg:x="8.807cm" svg:y="14.235cm">
          <text:p text:style-name="P5"><text:span text:style-name="T2">Escribir B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3" draw:text-style-name="P7" draw:layer="layout" svg:x1="18.867cm" svg:y1="12.33cm" svg:x2="16.962cm" svg:y2="12.33cm">
          <text:p/>
        </draw:line>
        <draw:line draw:style-name="gr13" draw:text-style-name="P7" draw:layer="layout" svg:x1="18.865cm" svg:y1="12.331cm" svg:x2="18.865cm" svg:y2="14.236cm">
          <text:p/>
        </draw:line>
        <draw:custom-shape draw:style-name="gr28" draw:text-style-name="P6" draw:layer="layout" svg:width="3.675cm" svg:height="1.37cm" svg:x="16.692cm" svg:y="14.235cm">
          <text:p text:style-name="P5"><text:span text:style-name="T2">Escribir 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3" draw:text-style-name="P7" draw:layer="layout" svg:x1="11.677cm" svg:y1="15.605cm" svg:x2="11.677cm" svg:y2="17.51cm">
          <text:p/>
        </draw:line>
        <draw:line draw:style-name="gr13" draw:text-style-name="P7" draw:layer="layout" svg:x1="18.777cm" svg:y1="15.606cm" svg:x2="18.777cm" svg:y2="17.511cm">
          <text:p/>
        </draw:line>
        <draw:line draw:style-name="gr4" draw:text-style-name="P7" draw:layer="layout" svg:x1="11.695cm" svg:y1="17.51cm" svg:x2="14.652cm" svg:y2="17.51cm">
          <text:p/>
        </draw:line>
        <draw:line draw:style-name="gr4" draw:text-style-name="P7" draw:layer="layout" svg:x1="18.733cm" svg:y1="17.51cm" svg:x2="15.605cm" svg:y2="17.51cm">
          <text:p/>
        </draw:line>
        <draw:custom-shape draw:style-name="gr16" draw:text-style-name="P13" draw:layer="layout" svg:width="0.953cm" svg:height="0.953cm" svg:x="14.672cm" svg:y="16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15.187cm" svg:y1="17.927cm" svg:x2="15.187cm" svg:y2="19.832cm">
          <text:p/>
        </draw:line>
        <draw:line draw:style-name="gr29" draw:text-style-name="P7" draw:layer="layout" svg:x1="15.287cm" svg:y1="19.732cm" svg:x2="10.207cm" svg:y2="19.732cm">
          <text:p/>
        </draw:line>
        <draw:line draw:style-name="gr13" draw:text-style-name="P7" draw:layer="layout" svg:x1="3.005cm" svg:y1="15.187cm" svg:x2="2.905cm" svg:y2="19.732cm">
          <text:p/>
        </draw:line>
        <draw:frame draw:style-name="gr15" draw:text-style-name="P23" draw:layer="layout" svg:width="1.905cm" svg:height="1.673cm" svg:x="16.875cm" svg:y="11.492cm">
          <draw:text-box>
            <text:p><text:span text:style-name="T8">No</text:span></text:p>
          </draw:text-box>
        </draw:frame>
      </draw:page>
      <draw:page draw:name="page16" draw:style-name="dp1" draw:master-page-name="Default">
        <draw:custom-shape draw:style-name="gr6" draw:text-style-name="P9" draw:layer="layout" svg:width="18.098cm" svg:height="1.27cm" svg:x="1.317cm" svg:y="1.317cm">
          <text:p text:style-name="P3"><text:span text:style-name="T1">16. Ordinograma que transforma una qualificació numérica en alfanumérica, I escriu el resultat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492cm" svg:height="1.271cm" svg:x="8.621cm" svg:y="2.904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4.446cm" svg:height="1.271cm" svg:x="8.186cm" svg:y="5.145cm">
          <text:p text:style-name="P5"><text:span text:style-name="T2">Leer Not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10.408cm" svg:y1="4.175cm" svg:x2="10.408cm" svg:y2="5.128cm">
          <text:p/>
        </draw:line>
        <draw:line draw:style-name="gr4" draw:text-style-name="P7" draw:layer="layout" svg:x1="10.426cm" svg:y1="6.38cm" svg:x2="10.426cm" svg:y2="7.333cm">
          <text:p/>
        </draw:line>
        <draw:custom-shape draw:style-name="gr30" draw:text-style-name="P11" draw:layer="layout" svg:width="3.105cm" svg:height="2.323cm" svg:x="8.837cm" svg:y="7.35cm">
          <text:p text:style-name="P10"><text:span text:style-name="T3">X = Nota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7" draw:layer="layout" svg:x1="10.425cm" svg:y1="9.672cm" svg:x2="10.425cm" svg:y2="10.625cm">
          <text:p/>
        </draw:line>
        <draw:line draw:style-name="gr13" draw:text-style-name="P7" draw:layer="layout" svg:x1="2.27cm" svg:y1="10.642cm" svg:x2="19.097cm" svg:y2="10.642cm">
          <text:p/>
        </draw:line>
        <draw:line draw:style-name="gr13" draw:text-style-name="P7" draw:layer="layout" svg:x1="2.27cm" svg:y1="10.642cm" svg:x2="2.27cm" svg:y2="11.595cm">
          <text:p/>
        </draw:line>
        <draw:frame draw:style-name="gr31" draw:text-style-name="P25" draw:layer="layout" svg:width="2.122cm" svg:height="1.427cm" svg:x="2.37cm" svg:y="10.725cm">
          <draw:text-box>
            <text:p text:style-name="P24"><text:span text:style-name="T5">0 &lt;= x &lt; 3</text:span></text:p>
          </draw:text-box>
        </draw:frame>
        <draw:custom-shape draw:style-name="gr32" draw:text-style-name="P18" draw:layer="layout" svg:width="3.493cm" svg:height="1.371cm" svg:x="0.582cm" svg:y="11.594cm">
          <text:p text:style-name="P17"><text:span text:style-name="T5">Escribir “Muy deficiente”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3" draw:text-style-name="P27" draw:layer="layout" svg:width="2.222cm" svg:height="1.427cm" svg:x="7.35cm" svg:y="10.685cm">
          <draw:text-box>
            <text:p text:style-name="P26"><text:span text:style-name="T5">3 &lt;= x &lt; 5</text:span></text:p>
          </draw:text-box>
        </draw:frame>
        <draw:custom-shape draw:style-name="gr34" draw:text-style-name="P18" draw:layer="layout" svg:width="4.445cm" svg:height="1.371cm" svg:x="4.91cm" svg:y="11.594cm">
          <text:p text:style-name="P17"><text:span text:style-name="T5">Escribir “Insuficiente”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3" draw:text-style-name="P7" draw:layer="layout" svg:x1="7.27cm" svg:y1="10.643cm" svg:x2="7.27cm" svg:y2="11.596cm">
          <text:p/>
        </draw:line>
        <draw:line draw:style-name="gr13" draw:text-style-name="P7" draw:layer="layout" svg:x1="10.97cm" svg:y1="10.644cm" svg:x2="10.97cm" svg:y2="11.597cm">
          <text:p/>
        </draw:line>
        <draw:line draw:style-name="gr13" draw:text-style-name="P7" draw:layer="layout" svg:x1="14.77cm" svg:y1="10.645cm" svg:x2="14.77cm" svg:y2="11.598cm">
          <text:p/>
        </draw:line>
        <draw:line draw:style-name="gr13" draw:text-style-name="P7" draw:layer="layout" svg:x1="19.07cm" svg:y1="10.646cm" svg:x2="19.07cm" svg:y2="11.599cm">
          <text:p/>
        </draw:line>
        <draw:frame draw:style-name="gr35" draw:text-style-name="P27" draw:layer="layout" svg:width="2.222cm" svg:height="1.427cm" svg:x="11.16cm" svg:y="10.685cm">
          <draw:text-box>
            <text:p text:style-name="P26"><text:span text:style-name="T5">5 &lt;= x &lt; 7</text:span></text:p>
          </draw:text-box>
        </draw:frame>
        <draw:custom-shape draw:style-name="gr36" draw:text-style-name="P18" draw:layer="layout" svg:width="3.492cm" svg:height="1.371cm" svg:x="9.155cm" svg:y="11.594cm">
          <text:p text:style-name="P17"><text:span text:style-name="T5">Escribir “Bien”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7" draw:text-style-name="P27" draw:layer="layout" svg:width="2.975cm" svg:height="1.427cm" svg:x="14.852cm" svg:y="10.685cm">
          <draw:text-box>
            <text:p text:style-name="P26"><text:span text:style-name="T5">7 &lt;= x &lt; 9</text:span></text:p>
          </draw:text-box>
        </draw:frame>
        <draw:custom-shape draw:style-name="gr36" draw:text-style-name="P18" draw:layer="layout" svg:width="3.492cm" svg:height="1.371cm" svg:x="13.065cm" svg:y="11.594cm">
          <text:p text:style-name="P17"><text:span text:style-name="T5">Escribir “Notable”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1" draw:text-style-name="P28" draw:layer="layout" svg:width="1.905cm" svg:height="1.427cm" svg:x="19.097cm" svg:y="10.685cm">
          <draw:text-box>
            <text:p text:style-name="P26"><text:span text:style-name="T5">9 &lt;= x &lt;= 10</text:span></text:p>
          </draw:text-box>
        </draw:frame>
        <draw:custom-shape draw:style-name="gr38" draw:text-style-name="P18" draw:layer="layout" svg:width="4.762cm" svg:height="1.371cm" svg:x="16.54cm" svg:y="11.594cm">
          <text:p text:style-name="P17"><text:span text:style-name="T5">Escribir “Sobresaliente”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3" draw:text-style-name="P7" draw:layer="layout" svg:x1="2.27cm" svg:y1="12.943cm" svg:x2="2.27cm" svg:y2="13.896cm">
          <text:p/>
        </draw:line>
        <draw:line draw:style-name="gr13" draw:text-style-name="P7" draw:layer="layout" svg:x1="7.27cm" svg:y1="12.944cm" svg:x2="7.27cm" svg:y2="13.897cm">
          <text:p/>
        </draw:line>
        <draw:line draw:style-name="gr13" draw:text-style-name="P7" draw:layer="layout" svg:x1="10.97cm" svg:y1="12.945cm" svg:x2="10.97cm" svg:y2="13.898cm">
          <text:p/>
        </draw:line>
        <draw:line draw:style-name="gr13" draw:text-style-name="P7" draw:layer="layout" svg:x1="14.77cm" svg:y1="12.946cm" svg:x2="14.77cm" svg:y2="13.899cm">
          <text:p/>
        </draw:line>
        <draw:line draw:style-name="gr13" draw:text-style-name="P7" draw:layer="layout" svg:x1="19.07cm" svg:y1="12.947cm" svg:x2="19.07cm" svg:y2="13.9cm">
          <text:p/>
        </draw:line>
        <draw:line draw:style-name="gr13" draw:text-style-name="P7" draw:layer="layout" svg:x1="2.271cm" svg:y1="13.942cm" svg:x2="19.098cm" svg:y2="13.942cm">
          <text:p/>
        </draw:line>
        <draw:line draw:style-name="gr4" draw:text-style-name="P7" draw:layer="layout" svg:x1="10.426cm" svg:y1="13.98cm" svg:x2="10.426cm" svg:y2="14.933cm">
          <text:p/>
        </draw:line>
        <draw:custom-shape draw:style-name="gr24" draw:text-style-name="P2" draw:layer="layout" svg:width="3.492cm" svg:height="1.27cm" svg:x="8.62cm" svg:y="14.97cm">
          <text:p text:style-name="P1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7" draw:style-name="dp1" draw:master-page-name="Default">
        <draw:custom-shape draw:style-name="gr6" draw:text-style-name="P29" draw:layer="layout" svg:width="18.098cm" svg:height="1.27cm" svg:x="1.635cm" svg:y="0.682cm">
          <text:p text:style-name="P19"><text:span text:style-name="T6">17. Ordinograma que rep d’entrada una hora en hores, minuts I segons, I calcula I mostra l’hora passat 1 segon.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2.913cm" svg:height="0.801cm" svg:x="11.722cm" svg:y="2.104cm">
          <text:p text:style-name="P19"><text:span text:style-name="T6">Ini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draw:layer="layout" svg:width="4.446cm" svg:height="0.782cm" svg:x="10.987cm" svg:y="3.545cm">
          <text:p text:style-name="P19"><text:span text:style-name="T6">Leer H:M: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0" draw:layer="layout" svg:width="5.08cm" svg:height="1.588cm" svg:x="10.685cm" svg:y="4.949cm">
          <text:p text:style-name="P19"><text:span text:style-name="T6">H = horas</text:span></text:p>
          <text:p text:style-name="P19"><text:span text:style-name="T6">M = minutos</text:span></text:p>
          <text:p text:style-name="P19"><text:span text:style-name="T6">S = segundos</text:span></text:p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3.81cm" svg:height="2.323cm" svg:x="11.32cm" svg:y="7.212cm">
          <text:p text:style-name="P10"><text:span text:style-name="T3">S = 59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7" draw:layer="layout" svg:x1="11.32cm" svg:y1="8.365cm" svg:x2="10.05cm" svg:y2="8.365cm">
          <text:p/>
        </draw:line>
        <draw:line draw:style-name="gr13" draw:text-style-name="P7" draw:layer="layout" svg:x1="10.05cm" svg:y1="8.365cm" svg:x2="10.055cm" svg:y2="9.417cm">
          <text:p/>
        </draw:line>
        <draw:custom-shape draw:style-name="gr42" draw:text-style-name="P4" draw:layer="layout" svg:width="3.175cm" svg:height="0.975cm" svg:x="8.48cm" svg:y="9.447cm">
          <text:p text:style-name="P3"><text:span text:style-name="T1">S = 00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0.033cm" svg:y1="10.404cm" svg:x2="10.033cm" svg:y2="11.357cm">
          <text:p/>
        </draw:line>
        <draw:custom-shape draw:style-name="gr43" draw:text-style-name="P11" draw:layer="layout" svg:width="4.11cm" svg:height="2.323cm" svg:x="7.927cm" svg:y="11.374cm">
          <text:p text:style-name="P10"><text:span text:style-name="T3">M = 59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7" draw:layer="layout" svg:x1="7.91cm" svg:y1="12.545cm" svg:x2="6.64cm" svg:y2="12.545cm">
          <text:p/>
        </draw:line>
        <draw:custom-shape draw:style-name="gr42" draw:text-style-name="P4" draw:layer="layout" svg:width="3.175cm" svg:height="0.975cm" svg:x="5.07cm" svg:y="13.627cm">
          <text:p text:style-name="P3"><text:span text:style-name="T1">M = 00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6.623cm" svg:y1="14.584cm" svg:x2="6.623cm" svg:y2="15.537cm">
          <text:p/>
        </draw:line>
        <draw:custom-shape draw:style-name="gr43" draw:text-style-name="P11" draw:layer="layout" svg:width="4.11cm" svg:height="2.323cm" svg:x="4.552cm" svg:y="15.537cm">
          <text:p text:style-name="P10"><text:span text:style-name="T3">H = 23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7" draw:layer="layout" svg:x1="6.651cm" svg:y1="12.565cm" svg:x2="6.656cm" svg:y2="13.617cm">
          <text:p/>
        </draw:line>
        <draw:frame draw:style-name="gr14" draw:text-style-name="P32" draw:layer="layout" svg:width="1.27cm" svg:height="1.27cm" svg:x="10.372cm" svg:y="7.512cm">
          <draw:text-box>
            <text:p text:style-name="P31">Sí</text:p>
          </draw:text-box>
        </draw:frame>
        <draw:frame draw:style-name="gr14" draw:text-style-name="P32" draw:layer="layout" svg:width="1.27cm" svg:height="1.27cm" svg:x="7.072cm" svg:y="11.712cm">
          <draw:text-box>
            <text:p text:style-name="P31">Sí</text:p>
          </draw:text-box>
        </draw:frame>
        <draw:line draw:style-name="gr13" draw:text-style-name="P7" draw:layer="layout" svg:x1="4.609cm" svg:y1="16.646cm" svg:x2="3.339cm" svg:y2="16.646cm">
          <text:p/>
        </draw:line>
        <draw:custom-shape draw:style-name="gr42" draw:text-style-name="P4" draw:layer="layout" svg:width="3.175cm" svg:height="0.975cm" svg:x="1.769cm" svg:y="17.728cm">
          <text:p text:style-name="P3"><text:span text:style-name="T1">H = 00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3.35cm" svg:y1="16.666cm" svg:x2="3.355cm" svg:y2="17.718cm">
          <text:p/>
        </draw:line>
        <draw:frame draw:style-name="gr14" draw:text-style-name="P32" draw:layer="layout" svg:width="1.27cm" svg:height="1.27cm" svg:x="3.771cm" svg:y="15.813cm">
          <draw:text-box>
            <text:p text:style-name="P31">Sí</text:p>
          </draw:text-box>
        </draw:frame>
        <draw:line draw:style-name="gr13" draw:text-style-name="P7" draw:layer="layout" svg:x1="9.81cm" svg:y1="16.645cm" svg:x2="8.54cm" svg:y2="16.645cm">
          <text:p/>
        </draw:line>
        <draw:line draw:style-name="gr13" draw:text-style-name="P7" draw:layer="layout" svg:x1="9.737cm" svg:y1="16.72cm" svg:x2="9.737cm" svg:y2="19.577cm">
          <text:p/>
        </draw:line>
        <draw:line draw:style-name="gr13" draw:text-style-name="P7" draw:layer="layout" svg:x1="3.351cm" svg:y1="18.666cm" svg:x2="3.356cm" svg:y2="19.718cm">
          <text:p/>
        </draw:line>
        <draw:line draw:style-name="gr44" draw:text-style-name="P7" draw:layer="layout" svg:x1="3.387cm" svg:y1="19.677cm" svg:x2="5.927cm" svg:y2="19.677cm">
          <text:p/>
        </draw:line>
        <draw:line draw:style-name="gr44" draw:text-style-name="P7" draw:layer="layout" svg:x1="13.065cm" svg:y1="20.825cm" svg:x2="9.79cm" svg:y2="20.825cm">
          <text:p/>
        </draw:line>
        <draw:custom-shape draw:style-name="gr45" draw:text-style-name="P13" draw:layer="layout" svg:width="0.953cm" svg:height="0.635cm" svg:x="5.827cm" svg:y="19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13.21cm" svg:y1="12.545cm" svg:x2="11.94cm" svg:y2="12.545cm">
          <text:p/>
        </draw:line>
        <draw:line draw:style-name="gr13" draw:text-style-name="P7" draw:layer="layout" svg:x1="13.182cm" svg:y1="12.44cm" svg:x2="13.065cm" svg:y2="20.825cm">
          <text:p/>
        </draw:line>
        <draw:line draw:style-name="gr13" draw:text-style-name="P7" draw:layer="layout" svg:x1="16.41cm" svg:y1="8.346cm" svg:x2="15.14cm" svg:y2="8.346cm">
          <text:p/>
        </draw:line>
        <draw:line draw:style-name="gr13" draw:text-style-name="P7" draw:layer="layout" svg:x1="16.382cm" svg:y1="8.241cm" svg:x2="16.24cm" svg:y2="22.095cm">
          <text:p/>
        </draw:line>
        <draw:line draw:style-name="gr13" draw:text-style-name="P7" draw:layer="layout" svg:x1="6.352cm" svg:y1="19.867cm" svg:x2="6.357cm" svg:y2="20.919cm">
          <text:p/>
        </draw:line>
        <draw:line draw:style-name="gr44" draw:text-style-name="P7" draw:layer="layout" svg:x1="6.388cm" svg:y1="20.878cm" svg:x2="8.928cm" svg:y2="20.878cm">
          <text:p/>
        </draw:line>
        <draw:custom-shape draw:style-name="gr45" draw:text-style-name="P13" draw:layer="layout" svg:width="0.953cm" svg:height="0.635cm" svg:x="8.828cm" svg:y="20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7" draw:layer="layout" svg:x1="9.803cm" svg:y1="19.618cm" svg:x2="6.628cm" svg:y2="19.718cm">
          <text:p/>
        </draw:line>
        <draw:line draw:style-name="gr13" draw:text-style-name="P7" draw:layer="layout" svg:x1="9.353cm" svg:y1="21.068cm" svg:x2="9.358cm" svg:y2="22.12cm">
          <text:p/>
        </draw:line>
        <draw:line draw:style-name="gr44" draw:text-style-name="P7" draw:layer="layout" svg:x1="9.389cm" svg:y1="22.079cm" svg:x2="11.929cm" svg:y2="22.079cm">
          <text:p/>
        </draw:line>
        <draw:custom-shape draw:style-name="gr45" draw:text-style-name="P13" draw:layer="layout" svg:width="0.953cm" svg:height="0.635cm" svg:x="11.829cm" svg:y="21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7" draw:layer="layout" svg:x1="16.24cm" svg:y1="22.095cm" svg:x2="12.765cm" svg:y2="21.995cm">
          <text:p/>
        </draw:line>
        <draw:custom-shape draw:style-name="gr46" draw:text-style-name="P20" draw:layer="layout" svg:width="4.446cm" svg:height="1.27cm" svg:x="10.106cm" svg:y="22.87cm">
          <text:p text:style-name="P19"><text:span text:style-name="T6">Escribir H:M: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7" draw:text-style-name="P7" draw:layer="layout" svg:x1="13.182cm" svg:y1="2.905cm" svg:x2="13.182cm" svg:y2="3.54cm">
          <text:p/>
        </draw:line>
        <draw:line draw:style-name="gr47" draw:text-style-name="P7" draw:layer="layout" svg:x1="13.182cm" svg:y1="4.305cm" svg:x2="13.182cm" svg:y2="4.94cm">
          <text:p/>
        </draw:line>
        <draw:line draw:style-name="gr47" draw:text-style-name="P7" draw:layer="layout" svg:x1="13.182cm" svg:y1="6.605cm" svg:x2="13.182cm" svg:y2="7.24cm">
          <text:p/>
        </draw:line>
        <draw:line draw:style-name="gr47" draw:text-style-name="P7" draw:layer="layout" svg:x1="12.382cm" svg:y1="22.305cm" svg:x2="12.382cm" svg:y2="22.94cm">
          <text:p/>
        </draw:line>
        <draw:line draw:style-name="gr47" draw:text-style-name="P7" draw:layer="layout" svg:x1="12.382cm" svg:y1="24.105cm" svg:x2="12.382cm" svg:y2="24.74cm">
          <text:p/>
        </draw:line>
        <draw:custom-shape draw:style-name="gr39" draw:text-style-name="P30" draw:layer="layout" svg:width="2.913cm" svg:height="0.801cm" svg:x="10.925cm" svg:y="24.682cm">
          <text:p text:style-name="P19"><text:span text:style-name="T6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2" draw:layer="layout" svg:width="1.27cm" svg:height="1.27cm" svg:x="15.172cm" svg:y="7.512cm">
          <draw:text-box>
            <text:p text:style-name="P31">No</text:p>
          </draw:text-box>
        </draw:frame>
        <draw:frame draw:style-name="gr14" draw:text-style-name="P32" draw:layer="layout" svg:width="1.27cm" svg:height="1.27cm" svg:x="11.895cm" svg:y="11.765cm">
          <draw:text-box>
            <text:p text:style-name="P31">No</text:p>
          </draw:text-box>
        </draw:frame>
        <draw:frame draw:style-name="gr14" draw:text-style-name="P32" draw:layer="layout" svg:width="1.27cm" svg:height="1.27cm" svg:x="8.502cm" svg:y="15.892cm">
          <draw:text-box>
            <text:p text:style-name="P31">No</text:p>
          </draw:text-box>
        </draw:frame>
        <draw:custom-shape draw:style-name="gr42" draw:text-style-name="P4" draw:layer="layout" svg:width="3.175cm" svg:height="0.975cm" svg:x="14.97cm" svg:y="12.747cm">
          <text:p text:style-name="P3"><text:span text:style-name="T1">S = S + 1</text:span></text:p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3.175cm" svg:height="0.975cm" svg:x="11.477cm" svg:y="15.9cm">
          <text:p text:style-name="P3"><text:span text:style-name="T1">M = M + 1</text:span></text:p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3.175cm" svg:height="0.975cm" svg:x="7.985cm" svg:y="17.51cm">
          <text:p text:style-name="P3"><text:span text:style-name="T1">H = H + 1</text:span></text:p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Default">
        <draw:custom-shape draw:style-name="gr6" draw:text-style-name="P29" draw:layer="layout" svg:width="18.098cm" svg:height="1.27cm" svg:x="1.635cm" svg:y="1.282cm">
          <text:p text:style-name="P19"><text:span text:style-name="T6">18. Ordinograma que calcula el salari net semanal en funció de les hores treballades I la taxa d’impostos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2.913cm" svg:height="0.801cm" svg:x="6.422cm" svg:y="2.503cm">
          <text:p text:style-name="P19"><text:span text:style-name="T6">Ini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7" draw:layer="layout" svg:x1="7.882cm" svg:y1="3.304cm" svg:x2="7.882cm" svg:y2="3.939cm">
          <text:p/>
        </draw:line>
        <draw:custom-shape draw:style-name="gr48" draw:text-style-name="P20" draw:layer="layout" svg:width="4.863cm" svg:height="2.205cm" svg:x="5.462cm" svg:y="3.875cm">
          <text:p text:style-name="P19"><text:span text:style-name="T6">Leer </text:span></text:p>
          <text:p text:style-name="P19"><text:span text:style-name="T6">nombre</text:span></text:p>
          <text:p text:style-name="P19"><text:span text:style-name="T6">Horas</text:span></text:p>
          <text:p text:style-name="P19"><text:span text:style-name="T6">Tarif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7" draw:text-style-name="P7" draw:layer="layout" svg:x1="7.882cm" svg:y1="6.104cm" svg:x2="7.882cm" svg:y2="6.739cm">
          <text:p/>
        </draw:line>
        <draw:custom-shape draw:style-name="gr49" draw:text-style-name="P20" draw:layer="layout" svg:width="5.08cm" svg:height="2.54cm" svg:x="5.362cm" svg:y="6.697cm">
          <text:p text:style-name="P19"><text:span text:style-name="T6">H = horas</text:span></text:p>
          <text:p text:style-name="P19"><text:span text:style-name="T6">x = tarifa normal</text:span></text:p>
          <text:p text:style-name="P19"><text:span text:style-name="T6">SB = salario bruto</text:span></text:p>
          <text:p text:style-name="P19"><text:span text:style-name="T6">SN = salario neto</text:span></text:p>
          <text:p text:style-name="P19"><text:span text:style-name="T6">T = tasas</text:span></text:p>
          <draw:enhanced-geometry svg:viewBox="0 0 21600 21600" draw:type="rectangle" draw:enhanced-path="M 0 0 L 21600 0 21600 21600 0 21600 0 0 Z N"/>
        </draw:custom-shape>
        <draw:line draw:style-name="gr47" draw:text-style-name="P7" draw:layer="layout" svg:x1="7.782cm" svg:y1="9.304cm" svg:x2="7.782cm" svg:y2="9.939cm">
          <text:p/>
        </draw:line>
        <draw:custom-shape draw:style-name="gr41" draw:text-style-name="P20" draw:layer="layout" svg:width="3.81cm" svg:height="2.323cm" svg:x="5.862cm" svg:y="9.872cm">
          <text:p text:style-name="P19"><text:span text:style-name="T6">H &lt;=3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7" draw:layer="layout" svg:x1="5.962cm" svg:y1="11.043cm" svg:x2="4.692cm" svg:y2="11.043cm">
          <text:p/>
        </draw:line>
        <draw:line draw:style-name="gr13" draw:text-style-name="P7" draw:layer="layout" svg:x1="4.692cm" svg:y1="11.043cm" svg:x2="4.697cm" svg:y2="12.095cm">
          <text:p/>
        </draw:line>
        <draw:custom-shape draw:style-name="gr42" draw:text-style-name="P4" draw:layer="layout" svg:width="3.175cm" svg:height="0.975cm" svg:x="3.122cm" svg:y="12.125cm">
          <text:p text:style-name="P3"><text:span text:style-name="T1">SB = H * x</text:span></text:p>
          <draw:enhanced-geometry svg:viewBox="0 0 21600 21600" draw:type="rectangle" draw:enhanced-path="M 0 0 L 21600 0 21600 21600 0 21600 0 0 Z N"/>
        </draw:custom-shape>
        <draw:frame draw:style-name="gr14" draw:text-style-name="P32" draw:layer="layout" svg:width="1.27cm" svg:height="1.27cm" svg:x="5.014cm" svg:y="10.19cm">
          <draw:text-box>
            <text:p text:style-name="P31">Sí</text:p>
          </draw:text-box>
        </draw:frame>
        <draw:line draw:style-name="gr13" draw:text-style-name="P7" draw:layer="layout" svg:x1="10.86cm" svg:y1="11.067cm" svg:x2="9.59cm" svg:y2="11.067cm">
          <text:p/>
        </draw:line>
        <draw:line draw:style-name="gr13" draw:text-style-name="P7" draw:layer="layout" svg:x1="10.793cm" svg:y1="11.043cm" svg:x2="10.798cm" svg:y2="12.095cm">
          <text:p/>
        </draw:line>
        <draw:custom-shape draw:style-name="gr50" draw:text-style-name="P4" draw:layer="layout" svg:width="7.518cm" svg:height="0.975cm" svg:x="8.122cm" svg:y="12.125cm">
          <text:p text:style-name="P3"><text:span text:style-name="T1">SB =</text:span><text:span text:style-name="T9"> H * x </text:span><text:span text:style-name="T1">+ (H-35) * 1.5 * x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4.708cm" svg:y1="13.088cm" svg:x2="4.713cm" svg:y2="14.14cm">
          <text:p/>
        </draw:line>
        <draw:line draw:style-name="gr44" draw:text-style-name="P7" draw:layer="layout" svg:x1="4.744cm" svg:y1="14.099cm" svg:x2="7.284cm" svg:y2="14.099cm">
          <text:p/>
        </draw:line>
        <draw:custom-shape draw:style-name="gr45" draw:text-style-name="P13" draw:layer="layout" svg:width="0.953cm" svg:height="0.635cm" svg:x="7.184cm" svg:y="13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10.809cm" svg:y1="13.088cm" svg:x2="10.814cm" svg:y2="14.14cm">
          <text:p/>
        </draw:line>
        <draw:line draw:style-name="gr44" draw:text-style-name="P7" draw:layer="layout" svg:x1="10.742cm" svg:y1="14.1cm" svg:x2="8.202cm" svg:y2="14.1cm">
          <text:p/>
        </draw:line>
        <draw:line draw:style-name="gr47" draw:text-style-name="P7" draw:layer="layout" svg:x1="7.682cm" svg:y1="14.304cm" svg:x2="7.682cm" svg:y2="14.939cm">
          <text:p/>
        </draw:line>
        <draw:custom-shape draw:style-name="gr51" draw:text-style-name="P20" draw:layer="layout" svg:width="5.08cm" svg:height="1.668cm" svg:x="5.127cm" svg:y="14.872cm">
          <text:p text:style-name="P19"><text:span text:style-name="T6">SB &lt;=50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7" draw:layer="layout" svg:x1="5.262cm" svg:y1="15.743cm" svg:x2="3.992cm" svg:y2="15.743cm">
          <text:p/>
        </draw:line>
        <draw:line draw:style-name="gr13" draw:text-style-name="P7" draw:layer="layout" svg:x1="3.992cm" svg:y1="15.743cm" svg:x2="3.997cm" svg:y2="16.795cm">
          <text:p/>
        </draw:line>
        <draw:custom-shape draw:style-name="gr52" draw:text-style-name="P4" draw:layer="layout" svg:width="3.175cm" svg:height="1.302cm" svg:x="2.422cm" svg:y="16.825cm">
          <text:p text:style-name="P3"><text:span text:style-name="T1">SN = SB</text:span></text:p>
          <text:p text:style-name="P3"><text:span text:style-name="T1">T = 0</text:span></text:p>
          <draw:enhanced-geometry svg:viewBox="0 0 21600 21600" draw:type="rectangle" draw:enhanced-path="M 0 0 L 21600 0 21600 21600 0 21600 0 0 Z N"/>
        </draw:custom-shape>
        <draw:frame draw:style-name="gr14" draw:text-style-name="P32" draw:layer="layout" svg:width="1.27cm" svg:height="1.27cm" svg:x="4.314cm" svg:y="14.89cm">
          <draw:text-box>
            <text:p text:style-name="P31">Sí</text:p>
          </draw:text-box>
        </draw:frame>
        <draw:frame draw:style-name="gr53" draw:text-style-name="P32" draw:layer="layout" svg:width="1.27cm" svg:height="0.953cm" svg:x="9.472cm" svg:y="10.372cm">
          <draw:text-box>
            <text:p text:style-name="P31">No</text:p>
          </draw:text-box>
        </draw:frame>
        <draw:line draw:style-name="gr13" draw:text-style-name="P7" draw:layer="layout" svg:x1="12.794cm" svg:y1="15.643cm" svg:x2="12.799cm" svg:y2="16.695cm">
          <text:p/>
        </draw:line>
        <draw:custom-shape draw:style-name="gr51" draw:text-style-name="P20" draw:layer="layout" svg:width="5.08cm" svg:height="1.668cm" svg:x="10.237cm" svg:y="16.757cm">
          <text:p text:style-name="P19"><text:span text:style-name="T6">SB &lt;=90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7" draw:layer="layout" svg:x1="10.362cm" svg:y1="17.544cm" svg:x2="9.092cm" svg:y2="17.544cm">
          <text:p/>
        </draw:line>
        <draw:line draw:style-name="gr13" draw:text-style-name="P7" draw:layer="layout" svg:x1="9.092cm" svg:y1="17.544cm" svg:x2="9.097cm" svg:y2="18.596cm">
          <text:p/>
        </draw:line>
        <draw:custom-shape draw:style-name="gr54" draw:text-style-name="P4" draw:layer="layout" svg:width="6.668cm" svg:height="1.302cm" svg:x="5.762cm" svg:y="18.626cm">
          <text:p text:style-name="P3"><text:span text:style-name="T1">SN = SB – 0.25*(SB-500)</text:span></text:p>
          <text:p text:style-name="P3"><text:span text:style-name="T1">T = 25</text:span></text:p>
          <draw:enhanced-geometry svg:viewBox="0 0 21600 21600" draw:type="rectangle" draw:enhanced-path="M 0 0 L 21600 0 21600 21600 0 21600 0 0 Z N"/>
        </draw:custom-shape>
        <draw:frame draw:style-name="gr14" draw:text-style-name="P32" draw:layer="layout" svg:width="1.27cm" svg:height="1.27cm" svg:x="9.414cm" svg:y="16.691cm">
          <draw:text-box>
            <text:p text:style-name="P31">Sí</text:p>
          </draw:text-box>
        </draw:frame>
        <draw:line draw:style-name="gr13" draw:text-style-name="P7" draw:layer="layout" svg:x1="10.207cm" svg:y1="15.687cm" svg:x2="12.747cm" svg:y2="15.687cm">
          <text:p/>
        </draw:line>
        <draw:line draw:style-name="gr13" draw:text-style-name="P7" draw:layer="layout" svg:x1="16.558cm" svg:y1="17.616cm" svg:x2="15.288cm" svg:y2="17.616cm">
          <text:p/>
        </draw:line>
        <draw:line draw:style-name="gr13" draw:text-style-name="P7" draw:layer="layout" svg:x1="16.491cm" svg:y1="17.592cm" svg:x2="16.496cm" svg:y2="18.644cm">
          <text:p/>
        </draw:line>
        <draw:custom-shape draw:style-name="gr55" draw:text-style-name="P4" draw:layer="layout" svg:width="8.255cm" svg:height="1.693cm" svg:x="12.747cm" svg:y="18.462cm">
          <text:p text:style-name="P3"><text:span text:style-name="T1">SN = SB – (400*0.25) – 0.45*(SB-900)</text:span></text:p>
          <text:p text:style-name="P3"><text:span text:style-name="T1">T = 45</text:span></text:p>
          <draw:enhanced-geometry svg:viewBox="0 0 21600 21600" draw:type="rectangle" draw:enhanced-path="M 0 0 L 21600 0 21600 21600 0 21600 0 0 Z N"/>
        </draw:custom-shape>
        <draw:frame draw:style-name="gr53" draw:text-style-name="P32" draw:layer="layout" svg:width="1.27cm" svg:height="0.953cm" svg:x="10.09cm" svg:y="14.952cm">
          <draw:text-box>
            <text:p text:style-name="P31">No</text:p>
          </draw:text-box>
        </draw:frame>
        <draw:frame draw:style-name="gr53" draw:text-style-name="P32" draw:layer="layout" svg:width="1.27cm" svg:height="0.953cm" svg:x="15.287cm" svg:y="16.857cm">
          <draw:text-box>
            <text:p text:style-name="P31">No</text:p>
          </draw:text-box>
        </draw:frame>
        <draw:line draw:style-name="gr13" draw:text-style-name="P7" draw:layer="layout" svg:x1="9.081cm" svg:y1="19.973cm" svg:x2="9.086cm" svg:y2="21.025cm">
          <text:p/>
        </draw:line>
        <draw:line draw:style-name="gr44" draw:text-style-name="P7" draw:layer="layout" svg:x1="3.857cm" svg:y1="22.255cm" svg:x2="8.62cm" svg:y2="22.255cm">
          <text:p/>
        </draw:line>
        <draw:custom-shape draw:style-name="gr56" draw:text-style-name="P13" draw:layer="layout" svg:width="1.125cm" svg:height="0.735cm" svg:x="12.157cm" svg:y="20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16.382cm" svg:y1="19.973cm" svg:x2="16.387cm" svg:y2="21.025cm">
          <text:p/>
        </draw:line>
        <draw:line draw:style-name="gr44" draw:text-style-name="P7" draw:layer="layout" svg:x1="16.315cm" svg:y1="20.985cm" svg:x2="13.382cm" svg:y2="20.985cm">
          <text:p/>
        </draw:line>
        <draw:custom-shape draw:style-name="gr56" draw:text-style-name="P13" draw:layer="layout" svg:width="1.125cm" svg:height="0.735cm" svg:x="8.517cm" svg:y="21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12.742cm" svg:y1="21.243cm" svg:x2="12.747cm" svg:y2="22.295cm">
          <text:p/>
        </draw:line>
        <draw:line draw:style-name="gr44" draw:text-style-name="P7" draw:layer="layout" svg:x1="12.675cm" svg:y1="22.255cm" svg:x2="9.742cm" svg:y2="22.255cm">
          <text:p/>
        </draw:line>
        <draw:line draw:style-name="gr13" draw:text-style-name="P7" draw:layer="layout" svg:x1="9.081cm" svg:y1="20.028cm" svg:x2="9.086cm" svg:y2="21.08cm">
          <text:p/>
        </draw:line>
        <draw:line draw:style-name="gr44" draw:text-style-name="P7" draw:layer="layout" svg:x1="9.117cm" svg:y1="21.039cm" svg:x2="12.112cm" svg:y2="21.04cm">
          <text:p/>
        </draw:line>
        <draw:line draw:style-name="gr13" draw:text-style-name="P7" draw:layer="layout" svg:x1="3.857cm" svg:y1="18.127cm" svg:x2="3.857cm" svg:y2="22.255cm">
          <text:p/>
        </draw:line>
        <draw:line draw:style-name="gr47" draw:text-style-name="P7" draw:layer="layout" svg:x1="9.135cm" svg:y1="22.572cm" svg:x2="9.135cm" svg:y2="23.207cm">
          <text:p/>
        </draw:line>
        <draw:custom-shape draw:style-name="gr57" draw:text-style-name="P20" draw:layer="layout" svg:width="8.172cm" svg:height="2.604cm" svg:x="5.045cm" svg:y="23.143cm">
          <text:p text:style-name="P19"><text:span text:style-name="T6">Escribir </text:span></text:p>
          <text:p text:style-name="P19"><text:span text:style-name="T6">“</text:span><text:span text:style-name="T6">Nombre: ” + nombre</text:span></text:p>
          <text:p text:style-name="P19"><text:span text:style-name="T6">“</text:span><text:span text:style-name="T6">Salario Bruto: “ + SB</text:span></text:p>
          <text:p text:style-name="P19"><text:span text:style-name="T6">“</text:span><text:span text:style-name="T6">Tasas: “ + T</text:span></text:p>
          <text:p text:style-name="P19"><text:span text:style-name="T6">“</text:span><text:span text:style-name="T6">Salario Neto: “ + S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7" draw:text-style-name="P7" draw:layer="layout" svg:x1="9.069cm" svg:y1="25.762cm" svg:x2="9.069cm" svg:y2="26.397cm">
          <text:p/>
        </draw:line>
        <draw:custom-shape draw:style-name="gr39" draw:text-style-name="P30" draw:layer="layout" svg:width="2.913cm" svg:height="0.801cm" svg:x="7.612cm" svg:y="26.339cm">
          <text:p text:style-name="P19"><text:span text:style-name="T6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32" draw:layer="layout" svg:width="6.35cm" svg:height="4.517cm" svg:x="12.747cm" svg:y="6.397cm">
          <draw:text-box>
            <text:p text:style-name="P31">Se tiene que tener en cuenta que las primeras 35 horas se pagan a tarifa normal, por lo que para jornadas que superen esas horas, las primeras se deben incluir a tarifa normal, y sumar las siguientes a tarifa de 1.5. Lo mismo para las tasas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1T15:38:19.681000000</meta:creation-date>
    <dc:date>2023-10-17T12:32:01.583000000</dc:date>
    <meta:editing-duration>P3DT20H5M55S</meta:editing-duration>
    <meta:editing-cycles>7</meta:editing-cycles>
    <meta:generator>LibreOffice/7.6.2.1$Windows_X86_64 LibreOffice_project/56f7684011345957bbf33a7ee678afaf4d2ba333</meta:generator>
    <meta:print-date>2023-10-16T13:33:18.294000000</meta:print-date>
    <meta:printed-by>PDF files</meta:printed-by>
    <meta:document-statistic meta:object-count="416"/>
  </office:meta>
</office:document-meta>
</file>